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2.4445in"/>
    </style:style>
    <style:style style:name="co5" style:family="table-column">
      <style:table-column-properties fo:break-before="auto" style:column-width="1.5972in"/>
    </style:style>
    <style:style style:name="co6" style:family="table-column">
      <style:table-column-properties fo:break-before="auto" style:column-width="1.9083in"/>
    </style:style>
    <style:style style:name="co7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105" calcext:value-type="float">
            <text:p>1715010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us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Barbara /Wal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122" calcext:value-type="float">
            <text:p>171501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Catharina /Rym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202" calcext:value-type="float">
            <text:p>1715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oannes /Kaczk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Kedziora/ famulus</text:p>
          </table:table-cell>
          <table:table-cell office:value-type="string" calcext:value-type="string">
            <text:p>Marianna /Spychala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210" calcext:value-type="float">
            <text:p>171502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600" calcext:value-type="float">
            <text:p>171506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701" calcext:value-type="float">
            <text:p>171507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Mathi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Catharina /Bakalarka/</text:p>
          </table:table-cell>
          <table:table-cell/>
          <table:table-cell office:value-type="string" calcext:value-type="string">
            <text:p>obscured by ink stai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715" calcext:value-type="float">
            <text:p>1715071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Wrzesinski/ sartor</text:p>
          </table:table-cell>
          <table:table-cell table:style-name="ce2" office:value-type="string" calcext:value-type="string">
            <text:p>Cunegunda /Kucinska/ virgo de Damas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817" calcext:value-type="float">
            <text:p>171508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/Krzyzan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Hiacinthus /Spychalik/</text:p>
          </table:table-cell>
          <table:table-cell office:value-type="string" calcext:value-type="string">
            <text:p>Margaretha ancilla de Biskupi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829" calcext:value-type="float">
            <text:p>171508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aulus /Putrola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Regina hospita plebanalis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921" calcext:value-type="float">
            <text:p>171509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caupo de Damasław</text:p>
          </table:table-cell>
          <table:table-cell office:value-type="string" calcext:value-type="string">
            <text:p>Catharina coctrix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1014" calcext:value-type="float">
            <text:p>171510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lbertus /Tod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Valentinus /Spychała/ de Juncewo</text:p>
          </table:table-cell>
          <table:table-cell office:value-type="string" calcext:value-type="string">
            <text:p>Regina /Nowaczka/ de Mokronosy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219" calcext:value-type="float">
            <text:p>171502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Stephanus lignifaber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Laurentius famulus de Piotrkowice</text:p>
          </table:table-cell>
          <table:table-cell office:value-type="string" calcext:value-type="string">
            <text:p>An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309" calcext:value-type="float">
            <text:p>1715030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Laurentius /Wałkano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Sophia ancill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319" calcext:value-type="float">
            <text:p>171503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Laurentius /Kroi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Tomicki/</text:p>
          </table:table-cell>
          <table:table-cell office:value-type="string" calcext:value-type="string">
            <text:p>Elenora /Chrza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331" calcext:value-type="float">
            <text:p>17150331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 Marianna</text:p>
          </table:table-cell>
          <table:table-cell office:value-type="string" calcext:value-type="string">
            <text:p>Casimirus /Dobrogoski/ dominus</text:p>
          </table:table-cell>
          <table:table-cell office:value-type="string" calcext:value-type="string">
            <text:p>Marcianna</text:p>
          </table:table-cell>
          <table:table-cell office:value-type="string" calcext:value-type="string">
            <text:p>/Dobrogoski/ frater</text:p>
          </table:table-cell>
          <table:table-cell table:style-name="ce2" office:value-type="string" calcext:value-type="string">
            <text:p>Helena /Kucinska/ haeredyssa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410" calcext:value-type="float">
            <text:p>171504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 de Damasław</text:p>
          </table:table-cell>
          <table:table-cell office:value-type="string" calcext:value-type="string">
            <text:p>Barbara /Walkowa/ de Juncewo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424" calcext:value-type="float">
            <text:p>1715042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430" calcext:value-type="float">
            <text:p>171504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etrus pas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Valentinus 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522" calcext:value-type="float">
            <text:p>171505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Młodzianowski/</text:p>
          </table:table-cell>
          <table:table-cell office:value-type="string" calcext:value-type="string">
            <text:p>Anna /Owczarka/ star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707" calcext:value-type="float">
            <text:p>171507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hias /Zagrod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Franciscus de Damasław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707" calcext:value-type="float">
            <text:p>171507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ielianus</text:p>
          </table:table-cell>
          <table:table-cell office:value-type="string" calcext:value-type="string">
            <text:p>Mathi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ovilio adolescens</text:p>
          </table:table-cell>
          <table:table-cell office:value-type="string" calcext:value-type="string">
            <text:p>Hedvig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713" calcext:value-type="float">
            <text:p>1715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Petrus ovilio adolescens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722" calcext:value-type="float">
            <text:p>171507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Pozoroski/ cantor ecclesia de Juncewo</text:p>
          </table:table-cell>
          <table:table-cell office:value-type="string" calcext:value-type="string">
            <text:p>Marianna /Kaspr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725" calcext:value-type="float">
            <text:p>1715072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Pozoroski/ cantor ecclesia de Juncewo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804" calcext:value-type="float">
            <text:p>171508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Martinus /Łakomi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parobek de Junewo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811" calcext:value-type="float">
            <text:p>171508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inquilinus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Paulus /Putrol/ de Damasław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915" calcext:value-type="float">
            <text:p>171509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 Dorothea</text:p>
          </table:table-cell>
          <table:table-cell office:value-type="string" calcext:value-type="string">
            <text:p>Jacobus /Rembiszeski/ tenutarius Piotrkowic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Wyganowski/</text:p>
          </table:table-cell>
          <table:table-cell office:value-type="string" calcext:value-type="string">
            <text:p>Constantia Dorotha /Chrzastowska/ nee /Miecznikowa/</text:p>
          </table:table-cell>
          <table:table-cell/>
          <table:table-cell office:value-type="string" calcext:value-type="string">
            <text:p>quod postremo patrinium scripsi errore factum prudens lector id no apprehendat etiam propter limam non transposui = godfather is incorrect but i ain’t fixing i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915" calcext:value-type="float">
            <text:p>171509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Bartholomeus /Domagali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920" calcext:value-type="float">
            <text:p>171509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famulus de Juncewo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1000" calcext:value-type="float">
            <text:p>171510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Joannes Cantius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Chrzastowski/ dominus possessor Juncewo</text:p>
          </table:table-cell>
          <table:table-cell office:value-type="string" calcext:value-type="string">
            <text:p>Cunegundis /Kucinska/ virgo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1011" calcext:value-type="float">
            <text:p>171510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braxator</text:p>
          </table:table-cell>
          <table:table-cell office:value-type="string" calcext:value-type="string">
            <text:p>Barbar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1020" calcext:value-type="float">
            <text:p>171510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etrus ovilio adolescens</text:p>
          </table:table-cell>
          <table:table-cell office:value-type="string" calcext:value-type="string">
            <text:p>Hedvigis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03" calcext:value-type="float">
            <text:p>171511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table:style-name="ce2" office:value-type="string" calcext:value-type="string">
            <text:p>Valentinus /Chałup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de Damasław</text:p>
          </table:table-cell>
          <table:table-cell office:value-type="string" calcext:value-type="string">
            <text:p>Regi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05" calcext:value-type="float">
            <text:p>171511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Chałup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famulus</text:p>
          </table:table-cell>
          <table:table-cell office:value-type="string" calcext:value-type="string">
            <text:p>Catharina /Hopni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10" calcext:value-type="float">
            <text:p>171511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etrus caup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filius ovilionis senis</text:p>
          </table:table-cell>
          <table:table-cell office:value-type="string" calcext:value-type="string">
            <text:p>Marianna /Jan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19" calcext:value-type="float">
            <text:p>171511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Petr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Catharina /Jec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24" calcext:value-type="float">
            <text:p>171511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Tomicki/</text:p>
          </table:table-cell>
          <table:table-cell office:value-type="string" calcext:value-type="string">
            <text:p>Elenora /Chrza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110" calcext:value-type="float">
            <text:p>171601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Axenrik/ milites de legione saxonum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Christianus /Trinx/</text:p>
          </table:table-cell>
          <table:table-cell office:value-type="string" calcext:value-type="string">
            <text:p>Anna Catharina /Saulin/ de eodem legione</text:p>
          </table:table-cell>
          <table:table-cell/>
          <table:table-cell office:value-type="string" calcext:value-type="string">
            <text:p>Gregorius /Merger/ assistens</text:p>
          </table:table-cell>
          <table:table-cell office:value-type="string" calcext:value-type="string">
            <text:p>Georgius /Merger/ assistens</text:p>
          </table:table-cell>
          <table:table-cell office:value-type="string" calcext:value-type="string">
            <text:p>Marianna Elizabeth /Penmein/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219" calcext:value-type="float">
            <text:p>171602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 Sebastianus</text:p>
          </table:table-cell>
          <table:table-cell office:value-type="string" calcext:value-type="string">
            <text:p>Mathias aurig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Tomicki/ dominus</text:p>
          </table:table-cell>
          <table:table-cell office:value-type="string" calcext:value-type="string">
            <text:p>Elenora /Chrza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220" calcext:value-type="float">
            <text:p>171602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Jacobus /Ureda/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nus ovilio </text:p>
          </table:table-cell>
          <table:table-cell office:value-type="string" calcext:value-type="string">
            <text:p>Marianna /Gwid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226" calcext:value-type="float">
            <text:p>171602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sephus inquilinu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Casimirus molitor adolescens</text:p>
          </table:table-cell>
          <table:table-cell office:value-type="string" calcext:value-type="string">
            <text:p>Catharina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11" calcext:value-type="float">
            <text:p>171603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ovilio adolescens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15" calcext:value-type="float">
            <text:p>171603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Franciscus /Plaskaty/ tabernator</text:p>
          </table:table-cell>
          <table:table-cell office:value-type="string" calcext:value-type="string">
            <text:p>Agnes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24" calcext:value-type="float">
            <text:p>171603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igitha</text:p>
          </table:table-cell>
          <table:table-cell office:value-type="string" calcext:value-type="string">
            <text:p>Albertus /Stef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braxator adolescens</text:p>
          </table:table-cell>
          <table:table-cell office:value-type="string" calcext:value-type="string">
            <text:p>Marianna /Jani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24" calcext:value-type="float">
            <text:p>171603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Stef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filius ovilionis adolescens de Śielec</text:p>
          </table:table-cell>
          <table:table-cell office:value-type="string" calcext:value-type="string">
            <text:p>Marianna /Sob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405" calcext:value-type="float">
            <text:p>171604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ncentius</text:p>
          </table:table-cell>
          <table:table-cell office:value-type="string" calcext:value-type="string">
            <text:p>/Bielski/ nobilis administrator in Śielec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Orzelski/ de Pomarzany</text:p>
          </table:table-cell>
          <table:table-cell office:value-type="string" calcext:value-type="string">
            <text:p>Anna /Belecka/ nobilis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10" calcext:value-type="float">
            <text:p>171605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braxator adolescens de Damasławek</text:p>
          </table:table-cell>
          <table:table-cell office:value-type="string" calcext:value-type="string">
            <text:p>Agnes tabernatrix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18" calcext:value-type="float">
            <text:p>171605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Anna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21" calcext:value-type="float">
            <text:p>171605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Catharina /Rymarka/ de domo plebanali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21" calcext:value-type="float">
            <text:p>171605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Gregorius /Janisz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Tomicki/ dominus</text:p>
          </table:table-cell>
          <table:table-cell office:value-type="string" calcext:value-type="string">
            <text:p>Elenora /Chrzask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31" calcext:value-type="float">
            <text:p>1716053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 ovilio adolescens</text:p>
          </table:table-cell>
          <table:table-cell office:value-type="string" calcext:value-type="string">
            <text:p>Agnes /Jedrzei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609" calcext:value-type="float">
            <text:p>171606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tanislaus ferrifabe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Savoinski/ alias /Rymarz/</text:p>
          </table:table-cell>
          <table:table-cell office:value-type="string" calcext:value-type="string">
            <text:p>Dorothea /Ratay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712" calcext:value-type="float">
            <text:p>1716071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olitor de Piotrkowice</text:p>
          </table:table-cell>
          <table:table-cell office:value-type="string" calcext:value-type="string">
            <text:p>/Ratai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716" calcext:value-type="float">
            <text:p>171607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ovilio de Międzylesie</text:p>
          </table:table-cell>
          <table:table-cell office:value-type="string" calcext:value-type="string">
            <text:p>Marianna /Chałypnic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808" calcext:value-type="float">
            <text:p>171608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rtinus /Drop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Catharina uxor Martini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816" calcext:value-type="float">
            <text:p>17160816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830" calcext:value-type="float">
            <text:p>1716083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Miesaska/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11" calcext:value-type="float">
            <text:p>171610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asimirus molitor de Piotrkowice</text:p>
          </table:table-cell>
          <table:table-cell office:value-type="string" calcext:value-type="string">
            <text:p>Dorothea /Ratay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13" calcext:value-type="float">
            <text:p>171610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Oleinik/ de Damasławek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25" calcext:value-type="float">
            <text:p>171610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Slimanczak/ adolescens de Juncewo</text:p>
          </table:table-cell>
          <table:table-cell office:value-type="string" calcext:value-type="string">
            <text:p>Sophia vidua de domo plebanali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28" calcext:value-type="float">
            <text:p>171610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Gracz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Płaczkowski/</text:p>
          </table:table-cell>
          <table:table-cell office:value-type="string" calcext:value-type="string">
            <text:p>Sophia de domo plebanali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101" calcext:value-type="float">
            <text:p>171611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Luca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111" calcext:value-type="float">
            <text:p>1716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Martinus</text:p>
          </table:table-cell>
          <table:table-cell office:value-type="string" calcext:value-type="string">
            <text:p>Joannes /Tomicki/ dominus de Trzebicka</text:p>
          </table:table-cell>
          <table:table-cell office:value-type="string" calcext:value-type="string">
            <text:p>Catharina /Belęcka/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/Orzelska/ de Kwieleck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122" calcext:value-type="float">
            <text:p>171611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ichael /Rolirad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/Kosęda/ de Żnin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122" calcext:value-type="float">
            <text:p>1716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thias /Goscinn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Franciscus /Karpinski/ nobilis</text:p>
          </table:table-cell>
          <table:table-cell office:value-type="string" calcext:value-type="string">
            <text:p>/Małach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200" calcext:value-type="float">
            <text:p>171612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lbertus /Budnik/ seu /Nowak/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200" calcext:value-type="float">
            <text:p>171612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Matusz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Th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213" calcext:value-type="float">
            <text:p>17161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Sophia /Kedzierzy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100" calcext:value-type="float">
            <text:p>171701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coctrix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120" calcext:value-type="float">
            <text:p>171701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Mathias inquilinus de domo plebanali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Valentinus braxator de Damasławek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207" calcext:value-type="float">
            <text:p>171702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Marian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216" calcext:value-type="float">
            <text:p>171702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Slimanczuk/ adolescens de Juncewo</text:p>
          </table:table-cell>
          <table:table-cell office:value-type="string" calcext:value-type="string">
            <text:p>T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221" calcext:value-type="float">
            <text:p>171702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Owczarzona/</text:p>
          </table:table-cell>
          <table:table-cell office:value-type="string" calcext:value-type="string">
            <text:p>Petrus tabernator de Śielec</text:p>
          </table:table-cell>
          <table:table-cell office:value-type="string" calcext:value-type="string">
            <text:p>Regina /Sobko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221" calcext:value-type="float">
            <text:p>171702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tulius</text:p>
          </table:table-cell>
          <table:table-cell office:value-type="string" calcext:value-type="string">
            <text:p>Marianna /Sob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2" calcext:value-type="float">
            <text:p>1717031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Oleinik/</text:p>
          </table:table-cell>
          <table:table-cell office:value-type="string" calcext:value-type="string">
            <text:p>Apoloni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4" calcext:value-type="float">
            <text:p>171703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Barbara /Walochowa/ de Juncew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4" calcext:value-type="float">
            <text:p>171703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Sophia /Janowa/ vidua de domo plebanali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1" calcext:value-type="float">
            <text:p>171703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oannes /Kurzawa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5" calcext:value-type="float">
            <text:p>171703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Ratay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ovilio adolescens</text:p>
          </table:table-cell>
          <table:table-cell office:value-type="string" calcext:value-type="string">
            <text:p>Ann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6" calcext:value-type="float">
            <text:p>171703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/Skąpski/ cantor ecclesiae de Juncewo</text:p>
          </table:table-cell>
          <table:table-cell office:value-type="string" calcext:value-type="string">
            <text:p>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406" calcext:value-type="float">
            <text:p>171704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Dias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ferrifaber</text:p>
          </table:table-cell>
          <table:table-cell office:value-type="string" calcext:value-type="string">
            <text:p>Agnes /Owczarka/ st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00" calcext:value-type="float">
            <text:p>171705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 tabernator</text:p>
          </table:table-cell>
          <table:table-cell office:value-type="string" calcext:value-type="string">
            <text:p>Agnes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00" calcext:value-type="float">
            <text:p>17170500</text:p>
          </table:table-cell>
          <table:table-cell office:value-type="string" calcext:value-type="string">
            <text:p>Piotrkowice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ovilio adolescens</text:p>
          </table:table-cell>
          <table:table-cell office:value-type="string" calcext:value-type="string">
            <text:p>Dorothea /Ratay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16" calcext:value-type="float">
            <text:p>1717051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Paulus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Marianna ancill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510" calcext:value-type="float">
            <text:p>171705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/</text:p>
          </table:table-cell>
          <table:table-cell office:value-type="string" calcext:value-type="string">
            <text:p>Dorothea /Bzdyc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526" calcext:value-type="float">
            <text:p>171705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Marianna /Marcinowa/ de Nadb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606" calcext:value-type="float">
            <text:p>171706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Albertus komornik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ovilio adolescens de Międzylesie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629" calcext:value-type="float">
            <text:p>171706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coctrix de aul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3" calcext:value-type="float">
            <text:p>171708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Simon pastor pecudum</text:p>
          </table:table-cell>
          <table:table-cell office:value-type="string" calcext:value-type="string">
            <text:p>omitted</text:p>
          </table:table-cell>
          <table:table-cell table:number-columns-repeated="3"/>
          <table:table-cell office:value-type="string" calcext:value-type="string">
            <text:p>pastor pecudum = herder of catt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5" calcext:value-type="float">
            <text:p>171708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/Bzdycz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famulus adolescens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5" calcext:value-type="float">
            <text:p>171708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lbertus /Gwid/</text:p>
          </table:table-cell>
          <table:table-cell office:value-type="string" calcext:value-type="string">
            <text:p>Marianna /Stirpe/</text:p>
          </table:table-cell>
          <table:table-cell office:value-type="string" calcext:value-type="string">
            <text:p>Sebastianus ovilio adolescens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14" calcext:value-type="float">
            <text:p>1717091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hristophorus komorn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26" calcext:value-type="float">
            <text:p>171709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lbertus ovilio claud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Slimanczak/</text:p>
          </table:table-cell>
          <table:table-cell office:value-type="string" calcext:value-type="string">
            <text:p>Marianna ancilla de aula Juncewi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26" calcext:value-type="float">
            <text:p>171709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sephus /Haza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07" calcext:value-type="float">
            <text:p>17171007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tephanus /Jans/ lutheran</text:p>
          </table:table-cell>
          <table:table-cell office:value-type="string" calcext:value-type="string">
            <text:p>Dorothea catholic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Hedvigis /Grzechowa/ de Dąbrowa</text:p>
          </table:table-cell>
          <table:table-cell/>
          <table:table-cell office:value-type="string" calcext:value-type="string">
            <text:p>Bartholomeus /Ninderster/ <text:s/>incola in Komoro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18" calcext:value-type="float">
            <text:p>1717101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Dias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Dorothe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31" calcext:value-type="float">
            <text:p>1717103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rtholomeus ovilio adolescens de Piotrkowice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110" calcext:value-type="float">
            <text:p>17171110</text:p>
          </table:table-cell>
          <table:table-cell office:value-type="string" calcext:value-type="string">
            <text:p>Usci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Laurentius komornik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 /Matuszka/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200" calcext:value-type="float">
            <text:p>17171200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/Suchorski/ sar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Chrząstkoski/ dominus</text:p>
          </table:table-cell>
          <table:table-cell office:value-type="string" calcext:value-type="string">
            <text:p>/Gorska/ domina virgo de Swiąt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6" calcext:value-type="float">
            <text:p>171801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artholomeus ovilio adolescens de Piotrkowice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7" calcext:value-type="float">
            <text:p>171801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Thoma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Szczepanka/ komornica</text:p>
          </table:table-cell>
          <table:table-cell/>
          <table:table-cell office:value-type="string" calcext:value-type="string">
            <text:p>komornica = female komornik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9" calcext:value-type="float">
            <text:p>171801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Łakomy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acobus /Roliracik/ de Damasław</text:p>
          </table:table-cell>
          <table:table-cell office:value-type="string" calcext:value-type="string">
            <text:p>Marianna uxor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200" calcext:value-type="float">
            <text:p>1718020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Agatha</text:p>
          </table:table-cell>
          <table:table-cell office:value-type="string" calcext:value-type="string">
            <text:p>Mathias /Jech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Radliszyk/ de Gołancza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05" calcext:value-type="float">
            <text:p>171803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cobus /Sew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Rolirad/</text:p>
          </table:table-cell>
          <table:table-cell office:value-type="string" calcext:value-type="string">
            <text:p>/Wierzbinska/</text:p>
          </table:table-cell>
          <table:table-cell/>
          <table:table-cell office:value-type="string" calcext:value-type="string">
            <text:p>stillborn twin to Eva? note says ob periculum baptizavi de utero egressum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13" calcext:value-type="float">
            <text:p>171803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/Sew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Margaretha /Kuszewa/ de Juncewo</text:p>
          </table:table-cell>
          <table:table-cell/>
          <table:table-cell office:value-type="string" calcext:value-type="string">
            <text:p>twin to Adam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17" calcext:value-type="float">
            <text:p>1718031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Casimirus /Przygoda/ famul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adolescens ovilio</text:p>
          </table:table-cell>
          <table:table-cell office:value-type="string" calcext:value-type="string">
            <text:p>Dorothea /Moy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00" calcext:value-type="float">
            <text:p>1718040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ladislaus</text:p>
          </table:table-cell>
          <table:table-cell office:value-type="string" calcext:value-type="string">
            <text:p>/Szymanski/ de Murowana</text:p>
          </table:table-cell>
          <table:table-cell office:value-type="string" calcext:value-type="string">
            <text:p>Goslin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nee /Orzelska/ uxor eius</text:p>
          </table:table-cell>
          <table:table-cell/>
          <table:table-cell office:value-type="string" calcext:value-type="string">
            <text:p>genere Juddum = of jewish descent?; the vertical note in the marigin looks to me like de Murowana Goslina Juddum baptizavi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27" calcext:value-type="float">
            <text:p>171804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arianus /Lesniewicz/</text:p>
          </table:table-cell>
          <table:table-cell office:value-type="string" calcext:value-type="string">
            <text:p>/Sob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30" calcext:value-type="float">
            <text:p>171804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hillipus Jacobus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Czap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700" calcext:value-type="float">
            <text:p>171807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ichael /Matusz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801" calcext:value-type="float">
            <text:p>171808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thias auriga aulici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Swierczyski/</text:p>
          </table:table-cell>
          <table:table-cell office:value-type="string" calcext:value-type="string">
            <text:p>Elenora /Chrzaystowska/ nee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800" calcext:value-type="float">
            <text:p>1718080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Albertus /Toch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00" calcext:value-type="float">
            <text:p>171809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Watkanowski/ inquili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Gwid/ de Juncewo</text:p>
          </table:table-cell>
          <table:table-cell office:value-type="string" calcext:value-type="string">
            <text:p>Margaretha /Kusz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00" calcext:value-type="float">
            <text:p>1718090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yppolitus Rochus</text:p>
          </table:table-cell>
          <table:table-cell office:value-type="string" calcext:value-type="string">
            <text:p>/Obielawski/ dominus possessor Ustaszewo</text:p>
          </table:table-cell>
          <table:table-cell office:value-type="string" calcext:value-type="string">
            <text:p>/Koscielska/</text:p>
          </table:table-cell>
          <table:table-cell office:value-type="string" calcext:value-type="string">
            <text:p>Joannes /Sboyganowski/ parochus Szczepanoviensis</text:p>
          </table:table-cell>
          <table:table-cell office:value-type="string" calcext:value-type="string">
            <text:p>Constantia /Tomicka/ nee /Orzels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21" calcext:value-type="float">
            <text:p>171809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ucas /Koscianiewicz/ ferrifaber</text:p>
          </table:table-cell>
          <table:table-cell office:value-type="string" calcext:value-type="string">
            <text:p>Barbar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28" calcext:value-type="float">
            <text:p>171809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Regina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1028" calcext:value-type="float">
            <text:p>1718102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us /Myszczynski/ suto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/Pellio/ adolescens de Kopanina</text:p>
          </table:table-cell>
          <table:table-cell office:value-type="string" calcext:value-type="string">
            <text:p>Regina /Gołebiewna/ de Kołyp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1115" calcext:value-type="float">
            <text:p>171811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vus de Xenodochio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avus = grandfather of the child; xenedochium = hostel or hospital or other charitable place for stranger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10" calcext:value-type="float">
            <text:p>171812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Paulus /Puszka/ inquilinu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18" calcext:value-type="float">
            <text:p>171812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/Przygoda/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Ozdrzykowski/ olim molitor in Śielec</text:p>
          </table:table-cell>
          <table:table-cell office:value-type="string" calcext:value-type="string">
            <text:p>Rosa ancilla filia tabernatricis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25" calcext:value-type="float">
            <text:p>17181225</text:p>
          </table:table-cell>
          <table:table-cell office:value-type="string" calcext:value-type="string">
            <text:p>Usci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ebastianus /Paluch/ adolsescens ovilio de Swiątkowo</text:p>
          </table:table-cell>
          <table:table-cell office:value-type="string" calcext:value-type="string">
            <text:p>Catharina uxor ovilionis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06" calcext:value-type="float">
            <text:p>171901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us</text:p>
          </table:table-cell>
          <table:table-cell office:value-type="string" calcext:value-type="string">
            <text:p>Petrus /Przybył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08" calcext:value-type="float">
            <text:p>171901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coctrix de aula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15" calcext:value-type="float">
            <text:p>171901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Justina /Kaw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15" calcext:value-type="float">
            <text:p>17190115</text:p>
          </table:table-cell>
          <table:table-cell office:value-type="string" calcext:value-type="string">
            <text:p>Międzylesie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Martinus /Domagała/ de Damasław</text:p>
          </table:table-cell>
          <table:table-cell office:value-type="string" calcext:value-type="string">
            <text:p>Catharina /Wał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22" calcext:value-type="float">
            <text:p>171901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Kułtońowa/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Hedvigis virgo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4" calcext:value-type="float">
            <text:p>171901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Nicolaus famulus pastorus ovium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Hiacinthus /Spychała/</text:p>
          </table:table-cell>
          <table:table-cell office:value-type="string" calcext:value-type="string">
            <text:p>Hedvigis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9" calcext:value-type="float">
            <text:p>1719012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9" calcext:value-type="float">
            <text:p>171901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/Rudkowski/ ferrifaber</text:p>
          </table:table-cell>
          <table:table-cell office:value-type="string" calcext:value-type="string">
            <text:p>Hedvigis virgo </text:p>
          </table:table-cell>
          <table:table-cell/>
          <table:table-cell office:value-type="string" calcext:value-type="string">
            <text:p>surname /Bzyk/ also recorded for fath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06" calcext:value-type="float">
            <text:p>1719020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 /Mniszy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/Gorny/ ovilio adolescens de Swiątkowo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16" calcext:value-type="float">
            <text:p>17190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Kraszczyk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regorius /Malik/ ovilio adolescens de Międzylesie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19" calcext:value-type="float">
            <text:p>171902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/Gra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Więcek/</text:p>
          </table:table-cell>
          <table:table-cell office:value-type="string" calcext:value-type="string">
            <text:p>Barbara /Kurzawian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20" calcext:value-type="float">
            <text:p>1719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/Czapski/</text:p>
          </table:table-cell>
          <table:table-cell office:value-type="string" calcext:value-type="string">
            <text:p>Constantia /Tomicka/ virgo</text:p>
          </table:table-cell>
          <table:table-cell/>
          <table:table-cell office:value-type="string" calcext:value-type="string">
            <text:p>baptism of an adult jew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26" calcext:value-type="float">
            <text:p>1719022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Komor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Magdalena /Samolę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311" calcext:value-type="float">
            <text:p>171903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Sebastianus /Plachta/ mendic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Graczka/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321" calcext:value-type="float">
            <text:p>171903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2" calcext:value-type="float">
            <text:p>171904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Valentinus inquilinus filius molitori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Rolirad/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4" calcext:value-type="float">
            <text:p>171904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/Drop/ inquilinus</text:p>
          </table:table-cell>
          <table:table-cell office:value-type="string" calcext:value-type="string">
            <text:p>omitted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/Kurzawianka/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5" calcext:value-type="float">
            <text:p>171904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caupo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rtinus /Jancewski/ adolescens de Dąbrowa</text:p>
          </table:table-cell>
          <table:table-cell office:value-type="string" calcext:value-type="string">
            <text:p>Marianna /Korponska/ anci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11" calcext:value-type="float">
            <text:p>171904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Rayska/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ianna /Wałka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15" calcext:value-type="float">
            <text:p>171904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07" calcext:value-type="float">
            <text:p>171905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Josephus</text:p>
          </table:table-cell>
          <table:table-cell office:value-type="string" calcext:value-type="string">
            <text:p>Martinus /Brze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Dominicus /Breza/ castelanides satecensis</text:p>
          </table:table-cell>
          <table:table-cell office:value-type="string" calcext:value-type="string">
            <text:p>Elenora /Chrzast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20" calcext:value-type="float">
            <text:p>1719052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rnardus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Catharina ancilla de Ustaszewo</text:p>
          </table:table-cell>
          <table:table-cell/>
          <table:table-cell office:value-type="string" calcext:value-type="string">
            <text:p>twins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20" calcext:value-type="float">
            <text:p>1719052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Rybki/ bakalarek</text:p>
          </table:table-cell>
          <table:table-cell office:value-type="string" calcext:value-type="string">
            <text:p>Agnes /Komornica/ de Ustaszewo</text:p>
          </table:table-cell>
          <table:table-cell/>
          <table:table-cell office:value-type="string" calcext:value-type="string">
            <text:p>twins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00" calcext:value-type="float">
            <text:p>171906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molitor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4" calcext:value-type="float">
            <text:p>171906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advenus mercenari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asimirus /Dobrogoski/</text:p>
          </table:table-cell>
          <table:table-cell office:value-type="string" calcext:value-type="string">
            <text:p>Marianna /Dyas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9" calcext:value-type="float">
            <text:p>171906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Gregorius /Janisze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9" calcext:value-type="float">
            <text:p>171906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731" calcext:value-type="float">
            <text:p>1719073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braxator de Damasław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00" calcext:value-type="float">
            <text:p>171908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10" calcext:value-type="float">
            <text:p>171908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/Nowak/ inquilinus</text:p>
          </table:table-cell>
          <table:table-cell office:value-type="string" calcext:value-type="string">
            <text:p>Theressia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20" calcext:value-type="float">
            <text:p>171908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Thomas /Ratay/</text:p>
          </table:table-cell>
          <table:table-cell office:value-type="string" calcext:value-type="string">
            <text:p>Catharina /Pioianka/</text:p>
          </table:table-cell>
          <table:table-cell office:value-type="string" calcext:value-type="string">
            <text:p>Michael /Bipa/</text:p>
          </table:table-cell>
          <table:table-cell office:value-type="string" calcext:value-type="string">
            <text:p>Margaretha /Moi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20" calcext:value-type="float">
            <text:p>171908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Jacobus /Wrzeszcz/ vel /Łapaczy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molitor adolescens de Piotrkowice</text:p>
          </table:table-cell>
          <table:table-cell office:value-type="string" calcext:value-type="string">
            <text:p>Marianna /Ratayka/ nee /Rzdy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30" calcext:value-type="float">
            <text:p>171908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/Spychała/ ovilio de Juncewo</text:p>
          </table:table-cell>
          <table:table-cell office:value-type="string" calcext:value-type="string">
            <text:p>Marianna /Mni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900" calcext:value-type="float">
            <text:p>1719090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/Fran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Moyski/ de Piotrkowice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5" calcext:value-type="float">
            <text:p>17191015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/Grzechow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ovilio adolescens de Ustaszewo</text:p>
          </table:table-cell>
          <table:table-cell office:value-type="string" calcext:value-type="string">
            <text:p>Gertrudis /Maraska/ de Ustas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9" calcext:value-type="float">
            <text:p>171910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Szymanowna/</text:p>
          </table:table-cell>
          <table:table-cell office:value-type="string" calcext:value-type="string">
            <text:p>Bartholomeus ovilio adolescens de Piotrkowice</text:p>
          </table:table-cell>
          <table:table-cell office:value-type="string" calcext:value-type="string">
            <text:p>Marianna /Młyn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9" calcext:value-type="float">
            <text:p>171910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/Kubiak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22" calcext:value-type="float">
            <text:p>171910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dreas /Dyas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Marianna /Młyn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112" calcext:value-type="float">
            <text:p>171911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acobus /Moyski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/Rudkowski/ ferrifaber de Piotrkowice</text:p>
          </table:table-cell>
          <table:table-cell office:value-type="string" calcext:value-type="string">
            <text:p>Anna /Ratayka/ nee /Jedrzeie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121" calcext:value-type="float">
            <text:p>171911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Gwidziak/</text:p>
          </table:table-cell>
          <table:table-cell office:value-type="string" calcext:value-type="string">
            <text:p>Hedvigis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200" calcext:value-type="float">
            <text:p>171912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Marianna /Mnichow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ferrifabe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Reg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polonia</text:p>
          </table:table-cell>
          <table:table-cell office:value-type="string" calcext:value-type="string">
            <text:p>Mathias /Mulinski/ administrator in Ustaszew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poloni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Sophia /Seweryn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18" calcext:value-type="float">
            <text:p>172002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omitted caup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Catharina /Dąbr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22" calcext:value-type="float">
            <text:p>172002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Sebastianus /Spychała/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ovilio de Usako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25" calcext:value-type="float">
            <text:p>172002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molitor adolescens de Śielec</text:p>
          </table:table-cell>
          <table:table-cell office:value-type="string" calcext:value-type="string">
            <text:p>Marianna /Janiszew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303" calcext:value-type="float">
            <text:p>1720030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imon /Rata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Janczewski/ de Dąbrowa</text:p>
          </table:table-cell>
          <table:table-cell office:value-type="string" calcext:value-type="string">
            <text:p>Anna /Matuszowna/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326" calcext:value-type="float">
            <text:p>1720032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Constantia</text:p>
          </table:table-cell>
          <table:table-cell office:value-type="string" calcext:value-type="string">
            <text:p>Andreas /Młodżianoski/ possessor villae Swiątkowo</text:p>
          </table:table-cell>
          <table:table-cell office:value-type="string" calcext:value-type="string">
            <text:p>Catharina /Grabska/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nee /Orzels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402" calcext:value-type="float">
            <text:p>1720040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lasius /Mieszat/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Franciscus famulus plebanali in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07" calcext:value-type="float">
            <text:p>172006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Barbara /Owczarka/ de Nadborow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09" calcext:value-type="float">
            <text:p>172006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Łągowski/ cantor ecclesiae de Juncewo</text:p>
          </table:table-cell>
          <table:table-cell office:value-type="string" calcext:value-type="string">
            <text:p>Eva /Uredzin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13" calcext:value-type="float">
            <text:p>1720061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Casimirus /Dobrogoski/ possessor Starężyn</text:p>
          </table:table-cell>
          <table:table-cell office:value-type="string" calcext:value-type="string">
            <text:p>Marcianna /Kaczorowska/</text:p>
          </table:table-cell>
          <table:table-cell office:value-type="string" calcext:value-type="string">
            <text:p>Thomas /Kaczorowski/ avus infantis</text:p>
          </table:table-cell>
          <table:table-cell office:value-type="string" calcext:value-type="string">
            <text:p>/Połocka/ domina</text:p>
          </table:table-cell>
          <table:table-cell/>
          <table:table-cell office:value-type="string" calcext:value-type="string">
            <text:p>avus infantis = grandfather of the chil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14" calcext:value-type="float">
            <text:p>172006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30" calcext:value-type="float">
            <text:p>172006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Hiacinthus /Kroie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Marianna /Mnis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0819" calcext:value-type="float">
            <text:p>172008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 Ann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ski/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0901" calcext:value-type="float">
            <text:p>1720090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Putzbieran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iann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06" calcext:value-type="float">
            <text:p>17201006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06" calcext:value-type="float">
            <text:p>172010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table:style-name="ce1" office:value-type="string" calcext:value-type="string">
            <text:p>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adolescens</text:p>
          </table:table-cell>
          <table:table-cell office:value-type="string" calcext:value-type="string">
            <text:p>Margaretha coctrix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10" calcext:value-type="float">
            <text:p>172010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Gregorius /Myszczynski/ su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molitor de Damasławek</text:p>
          </table:table-cell>
          <table:table-cell office:value-type="string" calcext:value-type="string">
            <text:p>/Drosz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14" calcext:value-type="float">
            <text:p>172010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Łakomy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Lamka/ ovilio adolescens</text:p>
          </table:table-cell>
          <table:table-cell office:value-type="string" calcext:value-type="string">
            <text:p>Marianna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103" calcext:value-type="float">
            <text:p>17201103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tephanus /Sieich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/Spychała/</text:p>
          </table:table-cell>
          <table:table-cell office:value-type="string" calcext:value-type="string">
            <text:p>Hedvigis /Ciesielska/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01" calcext:value-type="float">
            <text:p>172012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/Koziełek/ de Juncewo illegitimate</text:p>
          </table:table-cell>
          <table:table-cell office:value-type="string" calcext:value-type="string">
            <text:p>Hedvigis de Międzylesie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05" calcext:value-type="float">
            <text:p>172012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ranciscus /Wroblewski/ adolescens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12" calcext:value-type="float">
            <text:p>1720121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Paulus /Putrol/ de Damasław</text:p>
          </table:table-cell>
          <table:table-cell office:value-type="string" calcext:value-type="string">
            <text:p>Hedvigis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01221" calcext:value-type="float">
            <text:p>1720122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lbertus /Po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01229" calcext:value-type="float">
            <text:p>172012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Catharina /Michałowna/</text:p>
          </table:table-cell>
          <table:table-cell office:value-type="string" calcext:value-type="string">
            <text:p>/Potocki/ adolescens</text:p>
          </table:table-cell>
          <table:table-cell office:value-type="string" calcext:value-type="string">
            <text:p>Theressia /Wrobl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06" calcext:value-type="float">
            <text:p>172101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/Wer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26" calcext:value-type="float">
            <text:p>172101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Mathia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/ de Piotrkowice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26" calcext:value-type="float">
            <text:p>172101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Sev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Kędziora/ de Juncewo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02" calcext:value-type="float">
            <text:p>17210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k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04" calcext:value-type="float">
            <text:p>17210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/Brzykczak/ famulus plebanalis nativus de Jaroszew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Nowak/ de Juncewo</text:p>
          </table:table-cell>
          <table:table-cell office:value-type="string" calcext:value-type="string">
            <text:p>Eva /Ura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Martinus /Domagała/</text:p>
          </table:table-cell>
          <table:table-cell office:value-type="string" calcext:value-type="string">
            <text:p>Elizabeth /Putrol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Wrzeszcz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Gwidziak/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300" calcext:value-type="float">
            <text:p>172103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 /Sobkowianka/</text:p>
          </table:table-cell>
          <table:table-cell office:value-type="string" calcext:value-type="string">
            <text:p>Mathias ovilio adolescens</text:p>
          </table:table-cell>
          <table:table-cell office:value-type="string" calcext:value-type="string">
            <text:p>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330" calcext:value-type="float">
            <text:p>172103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Watkanow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Salomea /Drusz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402" calcext:value-type="float">
            <text:p>172104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Josephus</text:p>
          </table:table-cell>
          <table:table-cell office:value-type="string" calcext:value-type="string">
            <text:p>Martinus /Drop/ inquilin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tonius /Breza/ castelanides sątecen</text:p>
          </table:table-cell>
          <table:table-cell office:value-type="string" calcext:value-type="string">
            <text:p>Barbar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413" calcext:value-type="float">
            <text:p>172104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/Stefaniak/ auriga aulici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sartor adolescens</text:p>
          </table:table-cell>
          <table:table-cell office:value-type="string" calcext:value-type="string">
            <text:p>Constant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601" calcext:value-type="float">
            <text:p>172106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Moyski/ inquilin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Fraczczak/ de Paryż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00" calcext:value-type="float">
            <text:p>172107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Laurentius /Klepsky/ famulus</text:p>
          </table:table-cell>
          <table:table-cell office:value-type="string" calcext:value-type="string">
            <text:p>Catharina /Kryszanka/</text:p>
          </table:table-cell>
          <table:table-cell office:value-type="string" calcext:value-type="string">
            <text:p>Antonius /Łegoski/ cantor ecclesiae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06" calcext:value-type="float">
            <text:p>17210706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Adolfus</text:p>
          </table:table-cell>
          <table:table-cell office:value-type="string" calcext:value-type="string">
            <text:p>Joannes /Tomicki/ de Trzebick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Josephus /Złotnicki/ possessor Szubin et Turzyn vero parentes haeredes Starężynek</text:p>
          </table:table-cell>
          <table:table-cell office:value-type="string" calcext:value-type="string">
            <text:p>Julianna /Skora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10" calcext:value-type="float">
            <text:p>172107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Osowski/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721" calcext:value-type="float">
            <text:p>172107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imon ferrifaber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Kusz/ de Juncewo</text:p>
          </table:table-cell>
          <table:table-cell office:value-type="string" calcext:value-type="string">
            <text:p>Barbar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2" calcext:value-type="float">
            <text:p>172108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/Lesniwiczowa/ de aula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3" calcext:value-type="float">
            <text:p>1721080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Andreas /Fra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3" calcext:value-type="float">
            <text:p>172108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Albertus /Kusz/ inquilin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ebastianus /Spychała/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907" calcext:value-type="float">
            <text:p>172109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Bernardus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Josephus /Złotnicki/ possessor Szubin et Turzyn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1003" calcext:value-type="float">
            <text:p>172110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ovilio adolescens de Dąbrowa</text:p>
          </table:table-cell>
          <table:table-cell office:value-type="string" calcext:value-type="string">
            <text:p>Barbara /Kurzawianka/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1004" calcext:value-type="float">
            <text:p>172110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 Francisca</text:p>
          </table:table-cell>
          <table:table-cell office:value-type="string" calcext:value-type="string">
            <text:p>Martinus /Janc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us /Drweski/</text:p>
          </table:table-cell>
          <table:table-cell office:value-type="string" calcext:value-type="string">
            <text:p>Catharina /Brezina/ uxor castelanidis satec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09" calcext:value-type="float">
            <text:p>172111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Łegoski/ cantor ecclesiae de Juncewo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23" calcext:value-type="float">
            <text:p>172111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/Serdynianka/</text:p>
          </table:table-cell>
          <table:table-cell office:value-type="string" calcext:value-type="string">
            <text:p>Joannes /Wozniak/ de Śielec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23" calcext:value-type="float">
            <text:p>172111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tonius famulus de Juncewo</text:p>
          </table:table-cell>
          <table:table-cell office:value-type="string" calcext:value-type="string">
            <text:p>Catharina /Sawinska/ de Zerni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04" calcext:value-type="float">
            <text:p>172112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04" calcext:value-type="float">
            <text:p>17211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infantis avunculus</text:p>
          </table:table-cell>
          <table:table-cell office:value-type="string" calcext:value-type="string">
            <text:p>Hedvigis /Ciesielska/ </text:p>
          </table:table-cell>
          <table:table-cell/>
          <table:table-cell office:value-type="string" calcext:value-type="string">
            <text:p>avunculus = maternal unc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2" calcext:value-type="float">
            <text:p>172112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Plachcianka/</text:p>
          </table:table-cell>
          <table:table-cell office:value-type="string" calcext:value-type="string">
            <text:p>Mathias /Graczyk/ de Damasławek</text:p>
          </table:table-cell>
          <table:table-cell office:value-type="string" calcext:value-type="string">
            <text:p>Agnes /Watkanows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9" calcext:value-type="float">
            <text:p>172112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ntonius /Łegowski/ cantor de Juncewo</text:p>
          </table:table-cell>
          <table:table-cell office:value-type="string" calcext:value-type="string">
            <text:p>Marianna /Młyn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9" calcext:value-type="float">
            <text:p>172112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Valentinus /Ratayczy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/Graczyk/</text:p>
          </table:table-cell>
          <table:table-cell office:value-type="string" calcext:value-type="string">
            <text:p>Salom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125" calcext:value-type="float">
            <text:p>1722012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Diabelec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inquilinus de Wiela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215" calcext:value-type="float">
            <text:p>172202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/Pospieszał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Nadolski/ oppidanus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220" calcext:value-type="float">
            <text:p>1722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/Łegoski/ cantor ecclesiae</text:p>
          </table:table-cell>
          <table:table-cell office:value-type="string" calcext:value-type="string">
            <text:p>Dorothea /Moy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300" calcext:value-type="float">
            <text:p>172203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/Spychała/ de Juncewo</text:p>
          </table:table-cell>
          <table:table-cell office:value-type="string" calcext:value-type="string">
            <text:p>Regina /Klemensowa/ av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419" calcext:value-type="float">
            <text:p>172204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Steph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Dorothea /Walkiewiczowa/ uxor sar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3" calcext:value-type="float">
            <text:p>172205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Margaretha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sephus /Drweski/</text:p>
          </table:table-cell>
          <table:table-cell office:value-type="string" calcext:value-type="string">
            <text:p>Catharina /Brezina/ uxor castelanidis satec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6" calcext:value-type="float">
            <text:p>172205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Joannes /Kaczor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Wazynski/</text:p>
          </table:table-cell>
          <table:table-cell office:value-type="string" calcext:value-type="string">
            <text:p>/Mielcar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9" calcext:value-type="float">
            <text:p>1722052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Blasius inquilinus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Anna /Armaciank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9" calcext:value-type="float">
            <text:p>172205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An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600" calcext:value-type="float">
            <text:p>172206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Catharina /Brdączanka/</text:p>
          </table:table-cell>
          <table:table-cell office:value-type="string" calcext:value-type="string">
            <text:p>Michael /Purol/ de Damasław</text:p>
          </table:table-cell>
          <table:table-cell office:value-type="string" calcext:value-type="string">
            <text:p>Salome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700" calcext:value-type="float">
            <text:p>172207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Sniadecki/ de Gorzyce</text:p>
          </table:table-cell>
          <table:table-cell office:value-type="string" calcext:value-type="string">
            <text:p>/Janowa/ de Nadb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731" calcext:value-type="float">
            <text:p>1722073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cius</text:p>
          </table:table-cell>
          <table:table-cell office:value-type="string" calcext:value-type="string">
            <text:p>Bartholomeus pastor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Bartholomeus /Domagała/ de Juncewo</text:p>
          </table:table-cell>
          <table:table-cell office:value-type="string" calcext:value-type="string">
            <text:p>Marianna ancilla ex aula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09" calcext:value-type="float">
            <text:p>172208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Gregorius /Janisz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09" calcext:value-type="float">
            <text:p>172208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Graczanka/</text:p>
          </table:table-cell>
          <table:table-cell office:value-type="string" calcext:value-type="string">
            <text:p>Blasius /Hoinacki/ ovilio adolescens de Międzylesi</text:p>
          </table:table-cell>
          <table:table-cell office:value-type="string" calcext:value-type="string">
            <text:p>Margaretha /Heiduko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16" calcext:value-type="float">
            <text:p>172208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 Rochus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Franciscus ovilio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0" calcext:value-type="float">
            <text:p>172209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Valentinus /Walkowicz/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/Wazynski/ nobilis</text:p>
          </table:table-cell>
          <table:table-cell office:value-type="string" calcext:value-type="string">
            <text:p>nobilis virgo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5" calcext:value-type="float">
            <text:p>172209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5" calcext:value-type="float">
            <text:p>172209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Marianna /Sob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018" calcext:value-type="float">
            <text:p>172210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Valentinus /Waloch/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103" calcext:value-type="float">
            <text:p>172211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Jaruzel/ de Gorzyce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Hiacinthus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thias /Rohracik/</text:p>
          </table:table-cell>
          <table:table-cell office:value-type="string" calcext:value-type="string">
            <text:p>Urszula /Pawlowa/ curdika de Damasław</text:p>
          </table:table-cell>
          <table:table-cell/>
          <table:table-cell office:value-type="string" calcext:value-type="string">
            <text:p>curdika = curdica = curdish?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inquilinus nativus de Gorzyce</text:p>
          </table:table-cell>
          <table:table-cell office:value-type="string" calcext:value-type="string">
            <text:p>Anna nata de Biedk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Okiopniak/ ovilio adolscens</text:p>
          </table:table-cell>
          <table:table-cell office:value-type="string" calcext:value-type="string">
            <text:p>Sophia /Owczarka/ de Modrzew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Wasenty/ de Juncewo</text:p>
          </table:table-cell>
          <table:table-cell office:value-type="string" calcext:value-type="string">
            <text:p>Dorothea /Moy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2" calcext:value-type="float">
            <text:p>1722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Łakom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Hetman/ ovilio adolescens</text:p>
          </table:table-cell>
          <table:table-cell office:value-type="string" calcext:value-type="string">
            <text:p>Marianna /Kazipłac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2" calcext:value-type="float">
            <text:p>1722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tinus /Junc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ovilio adolescens</text:p>
          </table:table-cell>
          <table:table-cell office:value-type="string" calcext:value-type="string">
            <text:p>Catharina /Bartkowianka/ vidua de Bizidz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/Krzyzan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Rodzony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cobus /Niespodzian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braxator de Damasław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Anna /Młyn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06" calcext:value-type="float">
            <text:p>172301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2" calcext:value-type="float">
            <text:p>172301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6" calcext:value-type="float">
            <text:p>172301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imon pasto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Eva /Fifrow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9" calcext:value-type="float">
            <text:p>17230119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Jacobus /Staswicz/ economus Damasławek</text:p>
          </table:table-cell>
          <table:table-cell office:value-type="string" calcext:value-type="string">
            <text:p>Catharina /Pogodzina/ de Damasławek</text:p>
          </table:table-cell>
          <table:table-cell/>
          <table:table-cell table:style-name="ce2" office:value-type="string" calcext:value-type="string">
            <text:p>place recorded as ‘Domasławek non subditorum’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203" calcext:value-type="float">
            <text:p>1723020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 Mathias</text:p>
          </table:table-cell>
          <table:table-cell office:value-type="string" calcext:value-type="string">
            <text:p>Simon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Breza/ castelanides sątecensis de Komorowo</text:p>
          </table:table-cell>
          <table:table-cell office:value-type="string" calcext:value-type="string">
            <text:p>Helena /Rymarzewska/ virgo nobilis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207" calcext:value-type="float">
            <text:p>172302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210" calcext:value-type="float">
            <text:p>17230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aulus ovili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Margaretha /Michalcza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04" calcext:value-type="float">
            <text:p>1723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Hedvigis /Ciesielsk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13" calcext:value-type="float">
            <text:p>1723031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stasius Josephus</text:p>
          </table:table-cell>
          <table:table-cell office:value-type="string" calcext:value-type="string">
            <text:p>Dominicus /Breza/ castelanidus sątecensis</text:p>
          </table:table-cell>
          <table:table-cell office:value-type="string" calcext:value-type="string">
            <text:p>Catharina /Kierska/</text:p>
          </table:table-cell>
          <table:table-cell office:value-type="string" calcext:value-type="string">
            <text:p>Antonius /Breza/ castelanides sątecenus de Juncewo</text:p>
          </table:table-cell>
          <table:table-cell office:value-type="string" calcext:value-type="string">
            <text:p>filia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13" calcext:value-type="float">
            <text:p>172303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/Goliszenski/ molitor illegitimate</text:p>
          </table:table-cell>
          <table:table-cell office:value-type="string" calcext:value-type="string">
            <text:p>Barbara vaga</text:p>
          </table:table-cell>
          <table:table-cell office:value-type="string" calcext:value-type="string">
            <text:p>Sebastianus molitor</text:p>
          </table:table-cell>
          <table:table-cell table:style-name="ce2" office:value-type="string" calcext:value-type="string">
            <text:p>tabernatrix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404" calcext:value-type="float">
            <text:p>172304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tanislaus /Hadal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Wecloch/ ovilio de Dąbrowa</text:p>
          </table:table-cell>
          <table:table-cell office:value-type="string" calcext:value-type="string">
            <text:p>Marianna uxor ovilionis de Zołoszy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404" calcext:value-type="float">
            <text:p>172304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Paulus /Kądziela/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Lucia /Ratayczanka/ ancilla de Damasław</text:p>
          </table:table-cell>
          <table:table-cell/>
          <table:table-cell office:value-type="string" calcext:value-type="string">
            <text:p>date omitted; date of previous record use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620" calcext:value-type="float">
            <text:p>172306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 Antonina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/Kolczynski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629" calcext:value-type="float">
            <text:p>172306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 /Mnichowna/</text:p>
          </table:table-cell>
          <table:table-cell office:value-type="string" calcext:value-type="string">
            <text:p>Josephus /Jaworski/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704" calcext:value-type="float">
            <text:p>172307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Chybinski/</text:p>
          </table:table-cell>
          <table:table-cell office:value-type="string" calcext:value-type="string">
            <text:p>Justina /Skar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711" calcext:value-type="float">
            <text:p>172307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Chybin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824" calcext:value-type="float">
            <text:p>172308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dovicus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Sniadecki/ de Gorzyce</text:p>
          </table:table-cell>
          <table:table-cell office:value-type="string" calcext:value-type="string">
            <text:p>Regina /Ches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905" calcext:value-type="float">
            <text:p>172309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01" calcext:value-type="float">
            <text:p>17240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13" calcext:value-type="float">
            <text:p>17240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zia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1" calcext:value-type="float">
            <text:p>1724012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 Blasius</text:p>
          </table:table-cell>
          <table:table-cell office:value-type="string" calcext:value-type="string">
            <text:p>Joannes /Medel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lasius adolescens ovilio de Starężynek</text:p>
          </table:table-cell>
          <table:table-cell office:value-type="string" calcext:value-type="string">
            <text:p>Anna /Armacianka/ vidua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3" calcext:value-type="float">
            <text:p>172401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Ad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famulus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5" calcext:value-type="float">
            <text:p>172401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Franciscus /Bzdycz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ski/ cantor ecclesiae de Juncew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5" calcext:value-type="float">
            <text:p>172401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 Blasius</text:p>
          </table:table-cell>
          <table:table-cell office:value-type="string" calcext:value-type="string">
            <text:p>Gregorius /Armata/ caup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Breza/ castelanides sątecenus de Juncewo</text:p>
          </table:table-cell>
          <table:table-cell office:value-type="string" calcext:value-type="string">
            <text:p>Hedvigis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420130" calcext:value-type="float">
            <text:p>174201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Valentinus kapitan dic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adolescens ovilio de Damasławek</text:p>
          </table:table-cell>
          <table:table-cell office:value-type="string" calcext:value-type="string">
            <text:p>Sophia /Pączoszczanka/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420201" calcext:value-type="float">
            <text:p>174202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Theressa /Woit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01" calcext:value-type="float">
            <text:p>172402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/Osowski/ nobilus illegitmate</text:p>
          </table:table-cell>
          <table:table-cell office:value-type="string" calcext:value-type="string">
            <text:p>Lucia /Płachcianka/</text:p>
          </table:table-cell>
          <table:table-cell office:value-type="string" calcext:value-type="string">
            <text:p>Blasius /Dzerchowski/ molitor adolescens de Damasław</text:p>
          </table:table-cell>
          <table:table-cell office:value-type="string" calcext:value-type="string">
            <text:p>Eva /Kardasz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09" calcext:value-type="float">
            <text:p>17240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Domagalik/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19" calcext:value-type="float">
            <text:p>1724021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Dyasek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Magdalena /Werkowna/ ancill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29" calcext:value-type="float">
            <text:p>17240229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Zbieran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4" calcext:value-type="float">
            <text:p>172403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adolescens ovili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5" calcext:value-type="float">
            <text:p>172403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vaga</text:p>
          </table:table-cell>
          <table:table-cell office:value-type="string" calcext:value-type="string">
            <text:p>Stanislaus /Memrot/ mendicus de Piotrkowice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5" calcext:value-type="float">
            <text:p>172403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Łegoski/ cantor ecclesiae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30" calcext:value-type="float">
            <text:p>172403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table:style-name="ce2"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2" calcext:value-type="float">
            <text:p>172404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/Cieslaka/ inquilinus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Joannes /Kardasz/ pro tunc tabernator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3" calcext:value-type="float">
            <text:p>17240403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Sophia</text:p>
          </table:table-cell>
          <table:table-cell table:style-name="ce2" office:value-type="string" calcext:value-type="string">
            <text:p>Hiacinthus /Spychała/ de Juncewo</text:p>
          </table:table-cell>
          <table:table-cell office:value-type="string" calcext:value-type="string">
            <text:p>Theressia /Evoyt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9" calcext:value-type="float">
            <text:p>172404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Walkowicz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29" calcext:value-type="float">
            <text:p>172404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 /Byk/ illegitimate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29" calcext:value-type="float">
            <text:p>17240429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Constantia</text:p>
          </table:table-cell>
          <table:table-cell office:value-type="string" calcext:value-type="string">
            <text:p>Dominicus /Breza/ castelandarus</text:p>
          </table:table-cell>
          <table:table-cell office:value-type="string" calcext:value-type="string">
            <text:p>Catharina /Kierska/</text:p>
          </table:table-cell>
          <table:table-cell office:value-type="string" calcext:value-type="string">
            <text:p>Petus /Ciesielski/ decanus</text:p>
          </table:table-cell>
          <table:table-cell office:value-type="string" calcext:value-type="string">
            <text:p>Catharina /Młodzianowska/ dom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500" calcext:value-type="float">
            <text:p>1724050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Bartholomeus /Dobrogoski/ nobilis illegitimate</text:p>
          </table:table-cell>
          <table:table-cell office:value-type="string" calcext:value-type="string">
            <text:p>Francisca /Marszewska/ nobilis</text:p>
          </table:table-cell>
          <table:table-cell office:value-type="string" calcext:value-type="string">
            <text:p>/Ciecier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521" calcext:value-type="float">
            <text:p>172405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dreas /Rodzony/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702" calcext:value-type="float">
            <text:p>172407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etrus /Pozpieszat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rianus ovilio de Międzylesie</text:p>
          </table:table-cell>
          <table:table-cell office:value-type="string" calcext:value-type="string">
            <text:p>An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719" calcext:value-type="float">
            <text:p>172407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Nicolaus /Potrzebowski/ ovilio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815" calcext:value-type="float">
            <text:p>172408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820" calcext:value-type="float">
            <text:p>17240820</text:p>
          </table:table-cell>
          <table:table-cell office:value-type="string" calcext:value-type="string">
            <text:p>Damasławek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Joannes /Szrama/ ovilio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903" calcext:value-type="float">
            <text:p>1724090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 Bartholomeus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Thomas /Złomicki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1010" calcext:value-type="float">
            <text:p>172410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thias /Je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Ł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1010" calcext:value-type="float">
            <text:p>172410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Franciscus /Goliszewski/ illegitimate</text:p>
          </table:table-cell>
          <table:table-cell office:value-type="string" calcext:value-type="string">
            <text:p>Anna /Armacianka/ vidua</text:p>
          </table:table-cell>
          <table:table-cell office:value-type="string" calcext:value-type="string">
            <text:p>Blasius ovilio adolescens de Starężynek</text:p>
          </table:table-cell>
          <table:table-cell office:value-type="string" calcext:value-type="string">
            <text:p>Dorothea /Walosk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112" calcext:value-type="float">
            <text:p>172411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simirus /Czapraszka/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Anna /Kubie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130" calcext:value-type="float">
            <text:p>17241130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s /Kolasianka/</text:p>
          </table:table-cell>
          <table:table-cell office:value-type="string" calcext:value-type="string">
            <text:p>/Ciecierski/</text:p>
          </table:table-cell>
          <table:table-cell office:value-type="string" calcext:value-type="string">
            <text:p>Catharina /Gracz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208" calcext:value-type="float">
            <text:p>1724120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lbertus /Źapaczcza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Eva /Pizut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01" calcext:value-type="float">
            <text:p>172502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rtinus /Janc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Catharina /Młodzianowska/ dom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04" calcext:value-type="float">
            <text:p>17250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12" calcext:value-type="float">
            <text:p>172502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Kurzawiak/ adolescens</text:p>
          </table:table-cell>
          <table:table-cell office:value-type="string" calcext:value-type="string">
            <text:p>Lucia /Jozwowna/ de Dąbrow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12" calcext:value-type="float">
            <text:p>17250212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/Kurzawianka/ ancill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20" calcext:value-type="float">
            <text:p>1725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 Josephus</text:p>
          </table:table-cell>
          <table:table-cell office:value-type="string" calcext:value-type="string">
            <text:p>Thomas /Złotnicki/ possessor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Carolus /Złotnicki/ dominus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312" calcext:value-type="float">
            <text:p>1725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Casimirus liberus ferrifabri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Lucia /Jozwowna/ ancilla de Dąbrowa</text:p>
          </table:table-cell>
          <table:table-cell/>
          <table:table-cell office:value-type="string" calcext:value-type="string">
            <text:p>I’m not certain whether Casimirus is an independent blacksmith or child of a blacksmith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02" calcext:value-type="float">
            <text:p>172504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/Zakom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Marianna /Łegoska/ uxor can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3" calcext:value-type="float">
            <text:p>172504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Petrus /Przybył/ inquilinus</text:p>
          </table:table-cell>
          <table:table-cell office:value-type="string" calcext:value-type="string">
            <text:p>Hedvigis</text:p>
          </table:table-cell>
          <table:table-cell/>
          <table:table-cell office:value-type="string" calcext:value-type="string">
            <text:p>Catharina /Pogod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4" calcext:value-type="float">
            <text:p>172504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sephus /Reniewic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/Rokossowski/</text:p>
          </table:table-cell>
          <table:table-cell office:value-type="string" calcext:value-type="string">
            <text:p>Justina /Skar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5" calcext:value-type="float">
            <text:p>172504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5" calcext:value-type="float">
            <text:p>172504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Wazynski/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28" calcext:value-type="float">
            <text:p>172504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ndreas /Dyabelec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513" calcext:value-type="float">
            <text:p>172505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Gregorius /Janisze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thias /Rokossow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614" calcext:value-type="float">
            <text:p>172506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Rochus famulus de Turza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719" calcext:value-type="float">
            <text:p>172507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/Kaczor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729" calcext:value-type="float">
            <text:p>172507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Watkanowski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Catharina /Gulczewna/ ancill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05" calcext:value-type="float">
            <text:p>172508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Casimirus /Gzoidzi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luthera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Pospeszata/</text:p>
          </table:table-cell>
          <table:table-cell office:value-type="string" calcext:value-type="string">
            <text:p>Elizabeth /Germana/</text:p>
          </table:table-cell>
          <table:table-cell/>
          <table:table-cell office:value-type="string" calcext:value-type="string">
            <text:p>possibly 172508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gustus Bartholomeus</text:p>
          </table:table-cell>
          <table:table-cell office:value-type="string" calcext:value-type="string">
            <text:p>Lucas molitor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Bartholomeus /Soczka/ de Sarbinowo</text:p>
          </table:table-cell>
          <table:table-cell office:value-type="string" calcext:value-type="string">
            <text:p>Catharina coctrix de aula</text:p>
          </table:table-cell>
          <table:table-cell/>
          <table:table-cell office:value-type="string" calcext:value-type="string">
            <text:p>possibly 172508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Hiacinthus /Spychała/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Cathar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9" calcext:value-type="float">
            <text:p>172508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Z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902" calcext:value-type="float">
            <text:p>172509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 Ludovicus</text:p>
          </table:table-cell>
          <table:table-cell office:value-type="string" calcext:value-type="string">
            <text:p>Franciscus /Plaskaty/ inquilinu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Francisca /Rokosowska/ dom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0916" calcext:value-type="float">
            <text:p>172509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Gregorius ovilio adolescens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0930" calcext:value-type="float">
            <text:p>172509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braxator de Piotrkowice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008" calcext:value-type="float">
            <text:p>172510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ndreas /Dyas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/Legoski/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01" calcext:value-type="float">
            <text:p>172511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amulus de Damasławek</text:p>
          </table:table-cell>
          <table:table-cell office:value-type="string" calcext:value-type="string">
            <text:p>Catharina /Gulczan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1" calcext:value-type="float">
            <text:p>172511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omitted profugi auriga de aula</text:p>
          </table:table-cell>
          <table:table-cell office:value-type="string" calcext:value-type="string">
            <text:p>omitted ab uxore</text:p>
          </table:table-cell>
          <table:table-cell table:number-columns-repeated="3"/>
          <table:table-cell office:value-type="string" calcext:value-type="string">
            <text:p>profugi = exiled? fugitive? vagabond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1" calcext:value-type="float">
            <text:p>172511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molitor lutheran illegitimate</text:p>
          </table:table-cell>
          <table:table-cell office:value-type="string" calcext:value-type="string">
            <text:p>/Myslewczanka/</text:p>
          </table:table-cell>
          <table:table-cell office:value-type="string" calcext:value-type="string">
            <text:p>Antonius /Łegoski/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8" calcext:value-type="float">
            <text:p>17251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Kędziora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Magdalena /Kusz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25" calcext:value-type="float">
            <text:p>172511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Zagorski/ nobil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Mathias /Rokossowski/</text:p>
          </table:table-cell>
          <table:table-cell office:value-type="string" calcext:value-type="string">
            <text:p>Constantia /Tomicka/ virgo</text:p>
          </table:table-cell>
          <table:table-cell/>
          <table:table-cell office:value-type="string" calcext:value-type="string">
            <text:p>location given as Śielec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114" calcext:value-type="float">
            <text:p>1726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 /Jancz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Catharina /Wieczynska/ virgo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14" calcext:value-type="float">
            <text:p>172602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Catharina /Avi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4" calcext:value-type="float">
            <text:p>172602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ichael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Apolonia /Młynarksa/ de Gorzy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4" calcext:value-type="float">
            <text:p>17260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ndreas /Frac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Moyski/</text:p>
          </table:table-cell>
          <table:table-cell office:value-type="string" calcext:value-type="string">
            <text:p>Anna /Szym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8" calcext:value-type="float">
            <text:p>172602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lasius famulus non subditi Damasławiensis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Helena uxor tabernator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1" calcext:value-type="float">
            <text:p>172604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Domagała/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2" calcext:value-type="float">
            <text:p>172604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/Wazynski/ illegitimate</text:p>
          </table:table-cell>
          <table:table-cell office:value-type="string" calcext:value-type="string">
            <text:p>Margaretha /Graczowna/</text:p>
          </table:table-cell>
          <table:table-cell office:value-type="string" calcext:value-type="string">
            <text:p>Albertus /Skalski/ braxator de Damasławek</text:p>
          </table:table-cell>
          <table:table-cell office:value-type="string" calcext:value-type="string">
            <text:p>Catharina /Gulcz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3" calcext:value-type="float">
            <text:p>172604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/Golemowski/</text:p>
          </table:table-cell>
          <table:table-cell office:value-type="string" calcext:value-type="string">
            <text:p>/Jarac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10" calcext:value-type="float">
            <text:p>172604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Walosiek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ianna /Łegos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Andrea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Kurzawa/ de Dąbrowa</text:p>
          </table:table-cell>
          <table:table-cell office:value-type="string" calcext:value-type="string">
            <text:p>Regin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00" calcext:value-type="float">
            <text:p>172606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 Szpurz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Theressia /Pogodzina/ ancilla</text:p>
          </table:table-cell>
          <table:table-cell/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0" calcext:value-type="float">
            <text:p>172606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Ciab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ysostomus /Rozbicki/</text:p>
          </table:table-cell>
          <table:table-cell office:value-type="string" calcext:value-type="string">
            <text:p>/Wode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3" calcext:value-type="float">
            <text:p>172606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Mnich/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ski/ cantor ecclesi de Juncewo</text:p>
          </table:table-cell>
          <table:table-cell office:value-type="string" calcext:value-type="string">
            <text:p>Eva /Figrowna/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9" calcext:value-type="float">
            <text:p>172606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Valentinus /Walkowicz/ sartor de Śielec</text:p>
          </table:table-cell>
          <table:table-cell office:value-type="string" calcext:value-type="string">
            <text:p>Marianna /Łegoska/ uxor cantoris eccle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815" calcext:value-type="float">
            <text:p>172608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Regina /Sobkowianka/</text:p>
          </table:table-cell>
          <table:table-cell/>
          <table:table-cell office:value-type="string" calcext:value-type="string">
            <text:p>Constantia /Tomicka/ virgo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922" calcext:value-type="float">
            <text:p>172609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elix Franciscus</text:p>
          </table:table-cell>
          <table:table-cell office:value-type="string" calcext:value-type="string">
            <text:p>Michael /Golemowski/ possessor villa Damasławek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nee /Orzelska/ consors</text:p>
          </table:table-cell>
          <table:table-cell/>
          <table:table-cell office:value-type="string" calcext:value-type="string">
            <text:p>nobilis; location given as Aula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929" calcext:value-type="float">
            <text:p>172609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Regina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consors haeres in Śielec</text:p>
          </table:table-cell>
          <table:table-cell/>
          <table:table-cell office:value-type="string" calcext:value-type="string">
            <text:p>nobilis; location given as Aula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0904" calcext:value-type="float">
            <text:p>172609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thias /Stephan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braxator de Piotrkowice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029" calcext:value-type="float">
            <text:p>172610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molitor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ichael /Koczedzyk/ adolescens ferrifaber de Piotrkowice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10" calcext:value-type="float">
            <text:p>172611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/Remiwicz/ servus aulici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/Matus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24" calcext:value-type="float">
            <text:p>172611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Budniak/ de Juncewo</text:p>
          </table:table-cell>
          <table:table-cell office:value-type="string" calcext:value-type="string">
            <text:p>Francisca uxor ovilion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24" calcext:value-type="float">
            <text:p>17261124</text:p>
          </table:table-cell>
          <table:table-cell office:value-type="string" calcext:value-type="string">
            <text:p>Damasław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Mathias /Klonkowicz/ seu /Cholew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amulus de Damasław</text:p>
          </table:table-cell>
          <table:table-cell office:value-type="string" calcext:value-type="string">
            <text:p>Marianna tabernatrix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201" calcext:value-type="float">
            <text:p>172612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 Barbara</text:p>
          </table:table-cell>
          <table:table-cell office:value-type="string" calcext:value-type="string">
            <text:p>Stanislaus /Rokossowski/</text:p>
          </table:table-cell>
          <table:table-cell office:value-type="string" calcext:value-type="string">
            <text:p>Francisca /Zaiaczek/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nee /Orzelska/ haeres villa Śielec</text:p>
          </table:table-cell>
          <table:table-cell/>
          <table:table-cell office:value-type="string" calcext:value-type="string">
            <text:p>nobilis; location given as Aula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0" calcext:value-type="float">
            <text:p>172612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Ciesielski/ adolescens de Dochanowo</text:p>
          </table:table-cell>
          <table:table-cell office:value-type="string" calcext:value-type="string">
            <text:p>Marianna /Matus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3" calcext:value-type="float">
            <text:p>172612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Koczedzik/ ferrifaber</text:p>
          </table:table-cell>
          <table:table-cell office:value-type="string" calcext:value-type="string">
            <text:p>Marianna /Matus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8" calcext:value-type="float">
            <text:p>1726120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Jacobus /Niespodziany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Valentinus /Przygodziak/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29" calcext:value-type="float">
            <text:p>172612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oannes</text:p>
          </table:table-cell>
          <table:table-cell office:value-type="string" calcext:value-type="string">
            <text:p>Regina /Armacianka/</text:p>
          </table:table-cell>
          <table:table-cell office:value-type="string" calcext:value-type="string">
            <text:p>Simon /Pellio/ oppidanus de Janowiec</text:p>
          </table:table-cell>
          <table:table-cell office:value-type="string" calcext:value-type="string">
            <text:p>Catharina mercatrix de Janowi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29" calcext:value-type="float">
            <text:p>172612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asimirus /B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s /Roliracik/ de Damasław</text:p>
          </table:table-cell>
          <table:table-cell office:value-type="string" calcext:value-type="string">
            <text:p>Helena tabernatrix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70106" calcext:value-type="float">
            <text:p>172701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tis /Kolasianka/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/Kędziorow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70205" calcext:value-type="float">
            <text:p>17270205</text:p>
          </table:table-cell>
          <table:table-cell office:value-type="string" calcext:value-type="string">
            <text:p>Obiecan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Komeczn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Rosalia /Ryszkiewic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08" calcext:value-type="float">
            <text:p>172702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Andreas /Zbierąn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Marianna /Kaspr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5" calcext:value-type="float">
            <text:p>172702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Petrus ovilio famulus plebanali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Magdalena /Kusz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6" calcext:value-type="float">
            <text:p>17270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lbertus ovili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Michalczak/ de Międzylesie</text:p>
          </table:table-cell>
          <table:table-cell office:value-type="string" calcext:value-type="string">
            <text:p>Elena /Mielc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6" calcext:value-type="float">
            <text:p>172702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Rayska/</text:p>
          </table:table-cell>
          <table:table-cell office:value-type="string" calcext:value-type="string">
            <text:p>Jacobus /Kolasiak/ adolescens de Damasławek</text:p>
          </table:table-cell>
          <table:table-cell office:value-type="string" calcext:value-type="string">
            <text:p>Catharina /Gulczan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04" calcext:value-type="float">
            <text:p>172703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Thomas /Rzeznikiewicz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23" calcext:value-type="float">
            <text:p>1727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Malko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28" calcext:value-type="float">
            <text:p>172703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Budniak/ de Juncewo</text:p>
          </table:table-cell>
          <table:table-cell office:value-type="string" calcext:value-type="string">
            <text:p>Regina /Boleszczyn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518" calcext:value-type="float">
            <text:p>1727051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Cieslak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 adolescens pastor de Damasław</text:p>
          </table:table-cell>
          <table:table-cell office:value-type="string" calcext:value-type="string">
            <text:p>Barbara /Crysztofow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706" calcext:value-type="float">
            <text:p>172707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ovilio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819" calcext:value-type="float">
            <text:p>172708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Valentinus /Walkowicz/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tabernator de Juncewo</text:p>
          </table:table-cell>
          <table:table-cell office:value-type="string" calcext:value-type="string">
            <text:p>Rozalia /Ryszkiewic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819" calcext:value-type="float">
            <text:p>1727081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tis</text:p>
          </table:table-cell>
          <table:table-cell table:style-name="ce2" office:value-type="string" calcext:value-type="string">
            <text:p>Martinus /Domagała/ de Juncewo</text:p>
          </table:table-cell>
          <table:table-cell office:value-type="string" calcext:value-type="string">
            <text:p>Theress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002" calcext:value-type="float">
            <text:p>172710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005" calcext:value-type="float">
            <text:p>172710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Regina ancilla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105" calcext:value-type="float">
            <text:p>172711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acobus /Pizut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imon famulus de Juncewo</text:p>
          </table:table-cell>
          <table:table-cell office:value-type="string" calcext:value-type="string">
            <text:p>Regina /Z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105" calcext:value-type="float">
            <text:p>172711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Martinus /Juncewski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71122" calcext:value-type="float">
            <text:p>172711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ancilla cmetonis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Sophia /Owczarze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71200" calcext:value-type="float">
            <text:p>1727120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Andrea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famulus de Międzylesie</text:p>
          </table:table-cell>
          <table:table-cell office:value-type="string" calcext:value-type="string">
            <text:p>/Kurzawian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1" calcext:value-type="float">
            <text:p>17280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Michael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/Formąn/ de Nadborowo</text:p>
          </table:table-cell>
          <table:table-cell office:value-type="string" calcext:value-type="string">
            <text:p>Hedvigis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8" calcext:value-type="float">
            <text:p>172801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Myskiwczanka/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Theressia /Konietkowna/ ovilionis ux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8" calcext:value-type="float">
            <text:p>172801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Bartholomeus ovilioni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Honestus molitor de Piotrkowice</text:p>
          </table:table-cell>
          <table:table-cell office:value-type="string" calcext:value-type="string">
            <text:p>Theressia /Woycie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1" calcext:value-type="float">
            <text:p>172805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acobus /Fra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adolescens et pater familias de Dochanowo</text:p>
          </table:table-cell>
          <table:table-cell office:value-type="string" calcext:value-type="string">
            <text:p>Marianna uxor molitor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2" calcext:value-type="float">
            <text:p>172805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 /B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8" calcext:value-type="float">
            <text:p>1728050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Telczynski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virgo neptis ei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19" calcext:value-type="float">
            <text:p>172805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 ovilionis alterius uxor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613" calcext:value-type="float">
            <text:p>172806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</text:p>
          </table:table-cell>
          <table:table-cell office:value-type="string" calcext:value-type="string">
            <text:p>Stanislaus /Ryszkiewicz/ economus Juncewiensis</text:p>
          </table:table-cell>
          <table:table-cell office:value-type="string" calcext:value-type="string">
            <text:p>Rozalia /Miecznikowska/</text:p>
          </table:table-cell>
          <table:table-cell office:value-type="string" calcext:value-type="string">
            <text:p>Svietoslaus /Tomicki/ de Śielec</text:p>
          </table:table-cell>
          <table:table-cell office:value-type="string" calcext:value-type="string">
            <text:p>/Gorzewska/ de Rokossowskie</text:p>
          </table:table-cell>
          <table:table-cell/>
          <table:table-cell office:value-type="string" calcext:value-type="string">
            <text:p>location given as Juncewo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14" calcext:value-type="float">
            <text:p>172806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 Regina</text:p>
          </table:table-cell>
          <table:table-cell office:value-type="string" calcext:value-type="string">
            <text:p>Thomas /Złotnicki/ possessor</text:p>
          </table:table-cell>
          <table:table-cell office:value-type="string" calcext:value-type="string">
            <text:p>Anna /Kolczynska/</text:p>
          </table:table-cell>
          <table:table-cell table:number-columns-repeated="3"/>
          <table:table-cell office:value-type="string" calcext:value-type="string">
            <text:p>nobilis; location given as Aula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14" calcext:value-type="float">
            <text:p>1728061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omitted scriba aulici in Dąbrowa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caupo in Dąbrowa</text:p>
          </table:table-cell>
          <table:table-cell office:value-type="string" calcext:value-type="string">
            <text:p>/Stanisław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20" calcext:value-type="float">
            <text:p>172806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simirus /Szulc/ acatholic</text:p>
          </table:table-cell>
          <table:table-cell office:value-type="string" calcext:value-type="string">
            <text:p>Dorothea acatholic</text:p>
          </table:table-cell>
          <table:table-cell office:value-type="string" calcext:value-type="string">
            <text:p>Chrysostomus pat de Międzylesie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20" calcext:value-type="float">
            <text:p>172806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ndreas /Fraco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ovilio adolescens de Międzylesie</text:p>
          </table:table-cell>
          <table:table-cell office:value-type="string" calcext:value-type="string">
            <text:p>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711" calcext:value-type="float">
            <text:p>172807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13" calcext:value-type="float">
            <text:p>172807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famulus de Damasław</text:p>
          </table:table-cell>
          <table:table-cell office:value-type="string" calcext:value-type="string">
            <text:p>/Krysztos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22" calcext:value-type="float">
            <text:p>172807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tanislaus /Rokossowski/ possessor Damasławensis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24" calcext:value-type="float">
            <text:p>172807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ntonius /Malkoski/ organarius</text:p>
          </table:table-cell>
          <table:table-cell office:value-type="string" calcext:value-type="string">
            <text:p>Magdalena /Ciesielska/ virgo mea nept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808" calcext:value-type="float">
            <text:p>172808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Rochus</text:p>
          </table:table-cell>
          <table:table-cell office:value-type="string" calcext:value-type="string">
            <text:p>Valentinus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/Rokossowski/ possessor Damasławensis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819" calcext:value-type="float">
            <text:p>172808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Pastori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/Wieczynski/ economus de Dąbrowa</text:p>
          </table:table-cell>
          <table:table-cell table:style-name="ce2" office:value-type="string" calcext:value-type="string">
            <text:p>/Stanisławowa/ inquilina de Dąbrowa</text:p>
          </table:table-cell>
          <table:table-cell/>
          <table:table-cell office:value-type="string" calcext:value-type="string">
            <text:p>unclear whether child’s name is Pastoris or location is given as Dąbrowa Pastoris; child name may have been omitte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0822" calcext:value-type="float">
            <text:p>172808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Hiacinthus</text:p>
          </table:table-cell>
          <table:table-cell office:value-type="string" calcext:value-type="string">
            <text:p>Antonius /Piniazek/</text:p>
          </table:table-cell>
          <table:table-cell office:value-type="string" calcext:value-type="string">
            <text:p>Agnetis /Roszynska/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consors eius</text:p>
          </table:table-cell>
          <table:table-cell/>
          <table:table-cell table:style-name="ce2" office:value-type="string" calcext:value-type="string">
            <text:p>location given as Damasławek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0918" calcext:value-type="float">
            <text:p>172809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 Thomas</text:p>
          </table:table-cell>
          <table:table-cell office:value-type="string" calcext:value-type="string">
            <text:p>Casimirus /Rebelinski/ economus Juncewiensis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Franciscus /Sosninski/</text:p>
          </table:table-cell>
          <table:table-cell office:value-type="string" calcext:value-type="string">
            <text:p>Theressia tabernatrix </text:p>
          </table:table-cell>
          <table:table-cell/>
          <table:table-cell office:value-type="string" calcext:value-type="string">
            <text:p>location given as Aula Juncewiens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003" calcext:value-type="float">
            <text:p>172810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Kolasiak/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Michael /Przybylak/ de Damasławek</text:p>
          </table:table-cell>
          <table:table-cell office:value-type="string" calcext:value-type="string">
            <text:p>Sophia /Kedzierzy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004" calcext:value-type="float">
            <text:p>172810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imon /Rodzoniak/</text:p>
          </table:table-cell>
          <table:table-cell office:value-type="string" calcext:value-type="string">
            <text:p>Marianna /Owczarz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206" calcext:value-type="float">
            <text:p>1728120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errifaber nonsubditi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ianus /Champel/ molitor</text:p>
          </table:table-cell>
          <table:table-cell office:value-type="string" calcext:value-type="string">
            <text:p>Dorothea /Suszkowa/ lutherana religionis</text:p>
          </table:table-cell>
          <table:table-cell/>
          <table:table-cell office:value-type="string" calcext:value-type="string">
            <text:p>note in margin indicates father is probably luthera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2" calcext:value-type="float">
            <text:p>172812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Magdalena virgo mea neptis</text:p>
          </table:table-cell>
          <table:table-cell/>
          <table:table-cell office:value-type="string" calcext:value-type="string">
            <text:p>neptis = granddaughter (of Petrus Cieszeski who performed the baptism)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6" calcext:value-type="float">
            <text:p>17281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Regina /Androszkowna/</text:p>
          </table:table-cell>
          <table:table-cell office:value-type="string" calcext:value-type="string">
            <text:p>Joannes /Konczal/ cmetho de Sarbinowo</text:p>
          </table:table-cell>
          <table:table-cell office:value-type="string" calcext:value-type="string">
            <text:p>Hedvigis /Koziet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8" calcext:value-type="float">
            <text:p>17281218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table:style-name="ce2" office:value-type="string" calcext:value-type="string">
            <text:p>/Laskoski/ possessor Starężyn</text:p>
          </table:table-cell>
          <table:table-cell office:value-type="string" calcext:value-type="string">
            <text:p>consors eiu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Anus quia impericulo</text:p>
          </table:table-cell>
          <table:table-cell/>
          <table:table-cell office:value-type="string" calcext:value-type="string">
            <text:p>Lucia periculo mort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21" calcext:value-type="float">
            <text:p>172812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drea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ovilio adolescens</text:p>
          </table:table-cell>
          <table:table-cell office:value-type="string" calcext:value-type="string">
            <text:p>Hedvigis /Mackowna/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81225" calcext:value-type="float">
            <text:p>172812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molitor de Śielec</text:p>
          </table:table-cell>
          <table:table-cell office:value-type="string" calcext:value-type="string">
            <text:p>Magdale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81229" calcext:value-type="float">
            <text:p>172812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ichael /Zmi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Jakubowski/ de Międzylesie</text:p>
          </table:table-cell>
          <table:table-cell table:style-name="ce2" office:value-type="string" calcext:value-type="string">
            <text:p>Marianna /Dobrogoska/ de Międzylesie</text:p>
          </table:table-cell>
          <table:table-cell/>
          <table:table-cell office:value-type="string" calcext:value-type="string">
            <text:p>there’s a note about the godmother that i can’t quite make ou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118" calcext:value-type="float">
            <text:p>17290118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Ovilionis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Catharina uxor braxatoris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201" calcext:value-type="float">
            <text:p>172902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imon /Bzdy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Skatawski/</text:p>
          </table:table-cell>
          <table:table-cell office:value-type="string" calcext:value-type="string">
            <text:p>/Chwatkowska/ possesstrix in Wapn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220" calcext:value-type="float">
            <text:p>172902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aulus /Kadziela/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Joannes /Kurzawa/ adolescens de Dąbrowa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229" calcext:value-type="float">
            <text:p>172902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Mnich/ cmethon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Magdalena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03" calcext:value-type="float">
            <text:p>172904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Janc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rtholomeus /Makowski/ de Brudzyn</text:p>
          </table:table-cell>
          <table:table-cell office:value-type="string" calcext:value-type="string">
            <text:p>Marianna /Owczarzewna/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03" calcext:value-type="float">
            <text:p>172904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Magdale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14" calcext:value-type="float">
            <text:p>172904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sephus ovilionis Juncewiens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Juncewiensis</text:p>
          </table:table-cell>
          <table:table-cell office:value-type="string" calcext:value-type="string">
            <text:p>Magdalena /Ciesielsk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16" calcext:value-type="float">
            <text:p>172904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cauponi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ovilio de Damasław</text:p>
          </table:table-cell>
          <table:table-cell office:value-type="string" calcext:value-type="string">
            <text:p>Constantia /Kurzaw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4" calcext:value-type="float">
            <text:p>454</text:p>
          </table:table-cell>
          <table:table-cell office:value-type="float" office:value="17291101" calcext:value-type="float">
            <text:p>172911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 /Ka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4" calcext:value-type="float">
            <text:p>454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Francisca mollinaris uxor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0529" calcext:value-type="float">
            <text:p>172905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asimirus /B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ianna /Owczarzewna/ virgo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08" calcext:value-type="float">
            <text:p>172911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Hałupnik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Matuszowiak/ de Dąbrowa</text:p>
          </table:table-cell>
          <table:table-cell office:value-type="string" calcext:value-type="string">
            <text:p>Constantia /Kurzawianka/ de Dąbrowa</text:p>
          </table:table-cell>
          <table:table-cell/>
          <table:table-cell office:value-type="string" calcext:value-type="string">
            <text:p>on 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wiątosław /Tomicki/ filius Joannis /Tomicki/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dalbertus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Theressia /Kaczm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122" calcext:value-type="float">
            <text:p>17300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*anorin*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de Dąbrowa</text:p>
          </table:table-cell>
          <table:table-cell office:value-type="string" calcext:value-type="string">
            <text:p>Anna /Stanisław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130" calcext:value-type="float">
            <text:p>173001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ncentius</text:p>
          </table:table-cell>
          <table:table-cell office:value-type="string" calcext:value-type="string">
            <text:p>Laurentius /Josielai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Catharina ovilion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202" calcext:value-type="float">
            <text:p>173002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acobus /Kaczmar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Cholewiak/</text:p>
          </table:table-cell>
          <table:table-cell office:value-type="string" calcext:value-type="string">
            <text:p>Catharina /Kędzior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202" calcext:value-type="float">
            <text:p>1730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Strzohsak/</text:p>
          </table:table-cell>
          <table:table-cell office:value-type="string" calcext:value-type="string">
            <text:p>Magdalena /Kaczmarzynka/ z Dochon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312" calcext:value-type="float">
            <text:p>1730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dreas /Harmaci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de Dąbrowa</text:p>
          </table:table-cell>
          <table:table-cell office:value-type="string" calcext:value-type="string">
            <text:p>Margaretha /Domag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326" calcext:value-type="float">
            <text:p>173003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ędziorka/ de Damasławek</text:p>
          </table:table-cell>
          <table:table-cell office:value-type="string" calcext:value-type="string">
            <text:p>Barbara /Kryszkow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410" calcext:value-type="float">
            <text:p>173004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Marianna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528" calcext:value-type="float">
            <text:p>1730052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Martinus /Junc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Dorothea uxor sar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02" calcext:value-type="float">
            <text:p>173007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Smołk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Werek/ de Paryż</text:p>
          </table:table-cell>
          <table:table-cell office:value-type="string" calcext:value-type="string">
            <text:p>Hedvigis /Rybacz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02" calcext:value-type="float">
            <text:p>173007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inquilinus de Damasław</text:p>
          </table:table-cell>
          <table:table-cell office:value-type="string" calcext:value-type="string">
            <text:p>Barbara /Knich/ de Damasławek uxor Christophori inquilin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13" calcext:value-type="float">
            <text:p>1730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ferrifabe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Kurzawa/ de Dąbrowa</text:p>
          </table:table-cell>
          <table:table-cell office:value-type="string" calcext:value-type="string">
            <text:p>Marianna virgo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16" calcext:value-type="float">
            <text:p>1730071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naventura</text:p>
          </table:table-cell>
          <table:table-cell office:value-type="string" calcext:value-type="string">
            <text:p>Valentin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Agnes uxor ovilionis de Damasławek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819" calcext:value-type="float">
            <text:p>173008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de Międzylesie uxor Michae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06" calcext:value-type="float">
            <text:p>173009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adolescens filius ovilionis Martini de Juncewo</text:p>
          </table:table-cell>
          <table:table-cell office:value-type="string" calcext:value-type="string">
            <text:p>Eva uxor Hiacinthi /Spychała/ inquilinu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10" calcext:value-type="float">
            <text:p>173009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imon /Rodzo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 de Juncewo</text:p>
          </table:table-cell>
          <table:table-cell office:value-type="string" calcext:value-type="string">
            <text:p>Constant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17" calcext:value-type="float">
            <text:p>173009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femia Hedvigis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24" calcext:value-type="float">
            <text:p>173009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acobus inquilin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Mariann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24" calcext:value-type="float">
            <text:p>173009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Simon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Regina uxor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1002" calcext:value-type="float">
            <text:p>173010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1022" calcext:value-type="float">
            <text:p>173010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*etrice ex aula Sielcensi levantes ad sacrum regnerationis lavacrum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Regina consors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05" calcext:value-type="float">
            <text:p>173011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simirus /We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eorgius ovlio de Piotrkowice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05" calcext:value-type="float">
            <text:p>17301105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Dorothea virgo ancill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21" calcext:value-type="float">
            <text:p>173011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Kostk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inquilinus de Kołarą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26" calcext:value-type="float">
            <text:p>173011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sephus ovilionis ex aul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ła/ semicmeto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210" calcext:value-type="float">
            <text:p>173012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Sventoslaus /Tomicki/ adolescens de Starężynek</text:p>
          </table:table-cell>
          <table:table-cell office:value-type="string" calcext:value-type="string">
            <text:p>Constantia /Rokossowska/ soror sua nata /Tomicka/ ex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114" calcext:value-type="float">
            <text:p>1731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Constanti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225" calcext:value-type="float">
            <text:p>173102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Soph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2" calcext:value-type="float">
            <text:p>173103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Michael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2" calcext:value-type="float">
            <text:p>1731031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Casimirus /Rebelinski/ braxator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5" calcext:value-type="float">
            <text:p>173103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rtinu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Agnes vidu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20" calcext:value-type="float">
            <text:p>173103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Lucas tabernator de Juncewo</text:p>
          </table:table-cell>
          <table:table-cell office:value-type="string" calcext:value-type="string">
            <text:p>Eva uxor Hiacinthi inquilinu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20" calcext:value-type="float">
            <text:p>173103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Valentinus /Wałach/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2" calcext:value-type="float">
            <text:p>173103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ovlion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Barbara uxor Christophori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3" calcext:value-type="float">
            <text:p>1731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nedictus</text:p>
          </table:table-cell>
          <table:table-cell office:value-type="string" calcext:value-type="string">
            <text:p>Simon /Zu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de Śielec</text:p>
          </table:table-cell>
          <table:table-cell office:value-type="string" calcext:value-type="string">
            <text:p>Agnes uxor Casimiri de Śielec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3" calcext:value-type="float">
            <text:p>1731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da</text:p>
          </table:table-cell>
          <table:table-cell office:value-type="string" calcext:value-type="string">
            <text:p>Simon /Zu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molitor de Śielec</text:p>
          </table:table-cell>
          <table:table-cell office:value-type="string" calcext:value-type="string">
            <text:p>Marianna /Janiszes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7" calcext:value-type="float">
            <text:p>173103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Bartholomeus ovilion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ventoslaus /Tomicki/ adolescens de Starężynek</text:p>
          </table:table-cell>
          <table:table-cell office:value-type="string" calcext:value-type="string">
            <text:p>Justina /Skarzewska/ virgo de Ret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3" calcext:value-type="float">
            <text:p>173104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idorus</text:p>
          </table:table-cell>
          <table:table-cell office:value-type="string" calcext:value-type="string">
            <text:p>Adalbertus pastori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Sophia /Armacina/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4" calcext:value-type="float">
            <text:p>173104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idorus</text:p>
          </table:table-cell>
          <table:table-cell office:value-type="string" calcext:value-type="string">
            <text:p>Jacobus /Deias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de Paryż famulus patrissamilias</text:p>
          </table:table-cell>
          <table:table-cell office:value-type="string" calcext:value-type="string">
            <text:p>Regina de Nadborowk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4" calcext:value-type="float">
            <text:p>173104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 /Deias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de Paryż famulus patrissamilias</text:p>
          </table:table-cell>
          <table:table-cell office:value-type="string" calcext:value-type="string">
            <text:p>Regina de Nadborowk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8" calcext:value-type="float">
            <text:p>173104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Albertus /Mnich/ cmetonis Juncewiens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ovilio ex aula Juncewiensis</text:p>
          </table:table-cell>
          <table:table-cell office:value-type="string" calcext:value-type="string">
            <text:p>Catharina /Kroykowa/ uxor Laurentius /Kroi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513" calcext:value-type="float">
            <text:p>1731051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/Jackowa/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06" calcext:value-type="float">
            <text:p>17310606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/Nerink/ scultet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tonius /Dobek/ famulus Laurentii /Zbnewski/ de Cerekwica</text:p>
          </table:table-cell>
          <table:table-cell office:value-type="string" calcext:value-type="string">
            <text:p>Michael /Prim/ de Komorowo</text:p>
          </table:table-cell>
          <table:table-cell/>
          <table:table-cell office:value-type="string" calcext:value-type="string">
            <text:p>Margaretha de Grzymołtowice consors scultetis de Grzymolt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11" calcext:value-type="float">
            <text:p>173106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urzawiak/ de Dąbrowa</text:p>
          </table:table-cell>
          <table:table-cell office:value-type="string" calcext:value-type="string">
            <text:p>Mariann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11" calcext:value-type="float">
            <text:p>173106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 Catharina</text:p>
          </table:table-cell>
          <table:table-cell office:value-type="string" calcext:value-type="string">
            <text:p>Stanislaus /Rokossowski/</text:p>
          </table:table-cell>
          <table:table-cell office:value-type="string" calcext:value-type="string">
            <text:p>Constantia /Tomicka/</text:p>
          </table:table-cell>
          <table:table-cell office:value-type="string" calcext:value-type="string">
            <text:p>Joannes /Tomicki/ de Starężynek</text:p>
          </table:table-cell>
          <table:table-cell office:value-type="string" calcext:value-type="string">
            <text:p>Catharina /Belącka/ consorte Joannis /Tomic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1" calcext:value-type="float">
            <text:p>173107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Gregorius sutor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lbertus /Mnich/ cmetonis de Juncewo</text:p>
          </table:table-cell>
          <table:table-cell office:value-type="string" calcext:value-type="string">
            <text:p>Sophia /Kędzior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1" calcext:value-type="float">
            <text:p>173107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Catuij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Puvol/ de Damasław</text:p>
          </table:table-cell>
          <table:table-cell office:value-type="string" calcext:value-type="string">
            <text:p>Margaretha de Juncewo uxor Martini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8" calcext:value-type="float">
            <text:p>173107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Jacobus /Pulroni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ovilio de Międzylesie</text:p>
          </table:table-cell>
          <table:table-cell office:value-type="string" calcext:value-type="string">
            <text:p>Marianna vidua oeconom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715" calcext:value-type="float">
            <text:p>173107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exium</text:p>
          </table:table-cell>
          <table:table-cell office:value-type="string" calcext:value-type="string">
            <text:p>Franciscus /B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eorgius ovlio de Piotrkowice</text:p>
          </table:table-cell>
          <table:table-cell office:value-type="string" calcext:value-type="string">
            <text:p>Lucia /Domagalina/ uxor Bartholomei /Domagał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05" calcext:value-type="float">
            <text:p>173108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unegund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Constant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15" calcext:value-type="float">
            <text:p>173108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Clara</text:p>
          </table:table-cell>
          <table:table-cell office:value-type="string" calcext:value-type="string">
            <text:p>Stanislaus inquilinus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virgo filia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19" calcext:value-type="float">
            <text:p>1731081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Antonius /Piniązek/ oeconomus Michaelis /Raczinski/ palatini calissiens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Sventoslaus /Tomicki/ de Śielec</text:p>
          </table:table-cell>
          <table:table-cell office:value-type="string" calcext:value-type="string">
            <text:p>Constantia /Rokossows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02" calcext:value-type="float">
            <text:p>173109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egidius</text:p>
          </table:table-cell>
          <table:table-cell office:value-type="string" calcext:value-type="string">
            <text:p>Joannes /Deias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molitor de Piotrkowice</text:p>
          </table:table-cell>
          <table:table-cell office:value-type="string" calcext:value-type="string">
            <text:p>Regina uxor Bartholomei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07" calcext:value-type="float">
            <text:p>173109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rianus</text:p>
          </table:table-cell>
          <table:table-cell office:value-type="string" calcext:value-type="string">
            <text:p>Mathias /Kot/ mendic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adolescens ovilio de Juncewo</text:p>
          </table:table-cell>
          <table:table-cell office:value-type="string" calcext:value-type="string">
            <text:p>Marianna virgo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23" calcext:value-type="float">
            <text:p>173109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Casimirus inquilin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Regina /Kacza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30" calcext:value-type="float">
            <text:p>173109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rrian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adolescens de Ułanowo</text:p>
          </table:table-cell>
          <table:table-cell office:value-type="string" calcext:value-type="string">
            <text:p>Barbara virgo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004" calcext:value-type="float">
            <text:p>173110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Kędziorka/ de Damasławek</text:p>
          </table:table-cell>
          <table:table-cell office:value-type="string" calcext:value-type="string">
            <text:p>Helena ancilla de Damasławek filia moli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027" calcext:value-type="float">
            <text:p>173110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/Żagorski/ famulus Sventoslai /Tomicki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Matthias /Rokossowski/ adolescens</text:p>
          </table:table-cell>
          <table:table-cell office:value-type="string" calcext:value-type="string">
            <text:p>Constantia /Rokossowska/ consorte Stanislai /Rokossows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01" calcext:value-type="float">
            <text:p>173111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ovilio adolescens de Dąbrowa</text:p>
          </table:table-cell>
          <table:table-cell office:value-type="string" calcext:value-type="string">
            <text:p>Sophia uxor braxator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11" calcext:value-type="float">
            <text:p>1731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Lucas /Żurek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homas adolescens de Juncewo</text:p>
          </table:table-cell>
          <table:table-cell office:value-type="string" calcext:value-type="string">
            <text:p>Marianna /Jackow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18" calcext:value-type="float">
            <text:p>17311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missing</text:p>
          </table:table-cell>
          <table:table-cell office:value-type="string" calcext:value-type="string">
            <text:p>Laurentius adolescens ovilio</text:p>
          </table:table-cell>
          <table:table-cell office:value-type="string" calcext:value-type="string">
            <text:p>Lucia /Domagalina/ tra?? persona de Juncewo</text:p>
          </table:table-cell>
          <table:table-cell/>
          <table:table-cell office:value-type="string" calcext:value-type="string">
            <text:p>bottom line or so cut off; page too long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209" calcext:value-type="float">
            <text:p>17311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adolescens ovilio</text:p>
          </table:table-cell>
          <table:table-cell office:value-type="string" calcext:value-type="string">
            <text:p>missing</text:p>
          </table:table-cell>
          <table:table-cell/>
          <table:table-cell office:value-type="string" calcext:value-type="string">
            <text:p>bottom line or so cut off; page too long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118" calcext:value-type="float">
            <text:p>173111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sephus adolescens de Śielec</text:p>
          </table:table-cell>
          <table:table-cell office:value-type="string" calcext:value-type="string">
            <text:p>Dorothea uxor sar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02" calcext:value-type="float">
            <text:p>173112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adolescens ovilio de Damasławek</text:p>
          </table:table-cell>
          <table:table-cell office:value-type="string" calcext:value-type="string">
            <text:p>Regina /Byc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09" calcext:value-type="float">
            <text:p>173112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imon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Anna /Przi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11" calcext:value-type="float">
            <text:p>17311211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/Beelk/ incola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Michael /Jantz/ vagabunda persona</text:p>
          </table:table-cell>
          <table:table-cell office:value-type="string" calcext:value-type="string">
            <text:p>Sophia /Nerink/ scultetissa uxor Josephi /Nerink/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15" calcext:value-type="float">
            <text:p>173112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 Thomas</text:p>
          </table:table-cell>
          <table:table-cell office:value-type="string" calcext:value-type="string">
            <text:p>Franciscus /Plaskomy/ inquilinu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Marianna filia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30" calcext:value-type="float">
            <text:p>173112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Paulus /Rybak/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Theressia /Skrzinska/ oeconom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113" calcext:value-type="float">
            <text:p>17320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Jacobus /Fizut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ebastianus adolescens ovilio de Mokronosy</text:p>
          </table:table-cell>
          <table:table-cell office:value-type="string" calcext:value-type="string">
            <text:p>Catharina /Pyrzanka/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203" calcext:value-type="float">
            <text:p>17320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Andreas /Ch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braxator de Dąbrowa</text:p>
          </table:table-cell>
          <table:table-cell office:value-type="string" calcext:value-type="string">
            <text:p>Constant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207" calcext:value-type="float">
            <text:p>173202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adolescens ovilio de Domo Plebanali</text:p>
          </table:table-cell>
          <table:table-cell office:value-type="string" calcext:value-type="string">
            <text:p>Marianna /Jackow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6" calcext:value-type="float">
            <text:p>173203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sephus braxator de Dąbrowa</text:p>
          </table:table-cell>
          <table:table-cell office:value-type="string" calcext:value-type="string">
            <text:p>Marianna /Lipinska/ virgo G. /Rokossows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6" calcext:value-type="float">
            <text:p>173203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lbertus /Kurzawiak/ adolescens de Dąbrowa</text:p>
          </table:table-cell>
          <table:table-cell office:value-type="string" calcext:value-type="string">
            <text:p>Constantia /Kurzawiąnka/ virgo de Dąbrow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7" calcext:value-type="float">
            <text:p>173203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Adalbertus /Kusz/ semicmetoni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sephus /Cwikła/ de Juncewo ovilio de aula</text:p>
          </table:table-cell>
          <table:table-cell office:value-type="string" calcext:value-type="string">
            <text:p>Regina uxor Adalberti /Mnich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23" calcext:value-type="float">
            <text:p>173203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/Malkowska/ uxor Antonii /Malkoski/ organarius Juncewiensis</text:p>
          </table:table-cell>
          <table:table-cell/>
          <table:table-cell office:value-type="string" calcext:value-type="string">
            <text:p>name of father may be mentioned in cut-off top line of next page; possible twin of Joseph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23" calcext:value-type="float">
            <text:p>173203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 /Rolirad/ ancilla filia Michael /Rolirad/ inhabitatory Damaslawensis</text:p>
          </table:table-cell>
          <table:table-cell office:value-type="string" calcext:value-type="string">
            <text:p>Martinus /Domagała/ inquilinus plebinalis de Juncewo</text:p>
          </table:table-cell>
          <table:table-cell office:value-type="string" calcext:value-type="string">
            <text:p>Marianna /Malkoska/ de Juncewo uxor organarius Juncewiensis</text:p>
          </table:table-cell>
          <table:table-cell/>
          <table:table-cell office:value-type="string" calcext:value-type="string">
            <text:p>possibly twin of Gertrud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03" calcext:value-type="float">
            <text:p>173204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Magdalena uxor Blasii /Dupą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05" calcext:value-type="float">
            <text:p>173204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dalbert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Catharina /Jęchowa/ de Międzylesie ? to dziecko Owczarsk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23" calcext:value-type="float">
            <text:p>1732042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Valentinus sartor de Śielec</text:p>
          </table:table-cell>
          <table:table-cell office:value-type="string" calcext:value-type="string">
            <text:p>Margareth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504" calcext:value-type="float">
            <text:p>173205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Wachowi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Hedvigis uxor Andreas /Mendici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504" calcext:value-type="float">
            <text:p>1732050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dreas /Beink/ luthera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semicmetonis de Juncewo</text:p>
          </table:table-cell>
          <table:table-cell office:value-type="string" calcext:value-type="string">
            <text:p>Sophia oppidana de Rogowo uxor Severin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701" calcext:value-type="float">
            <text:p>173207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Theressia tabernatrix vidua de Juncewo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 style:data-style-name="N2" text:time-value="14:25:52.2626337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27T09:54:48.938000000</meta:creation-date>
    <meta:generator>LibreOffice/7.3.1.3$MacOSX_AARCH64 LibreOffice_project/a69ca51ded25f3eefd52d7bf9a5fad8c90b87951</meta:generator>
    <dc:date>2022-06-05T16:41:40.664981546</dc:date>
    <meta:editing-duration>P1DT5H53M59S</meta:editing-duration>
    <meta:editing-cycles>534</meta:editing-cycles>
    <meta:document-statistic meta:table-count="1" meta:cell-count="5040" meta:object-count="0"/>
  </office:meta>
</office:document-meta>
</file>